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38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 style:data-style-name="N2">
      <style:table-cell-properties fo:border-bottom="0.74pt solid #000000" fo:background-color="#ffff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 style:data-style-name="N142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40">
      <style:table-cell-properties fo:background-color="#ffffd7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40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 style:data-style-name="N1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1GB" table:style-name="ta1">
        <table:shapes>
          <draw:frame draw:z-index="0" draw:style-name="gr1" draw:text-style-name="P1" svg:width="9.0567in" svg:height="5.835in" svg:x="17.9689in" svg:y="0.2016in">
            <draw:object draw:notify-on-update-of-ranges="resultados_1GB.P10:resultados_1GB.P10 resultados_1GB.P12:resultados_1GB.P25 resultados_1GB.Q10:resultados_1GB.Q10 resultados_1GB.Q12:resultados_1GB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402in" svg:height="5.7165in" svg:x="27.1457in" svg:y="0.237in">
            <draw:object draw:notify-on-update-of-ranges="resultados_1GB.P10:resultados_1GB.P10 resultados_1GB.P12:resultados_1GB.P25 resultados_1GB.R10:resultados_1GB.R10 resultados_1GB.R12:resultados_1GB.R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4654in" svg:height="5.6874in" svg:x="35.8012in" svg:y="0.3071in">
            <draw:object draw:notify-on-update-of-ranges="resultados_1GB.O11:resultados_1GB.O25 resultados_1GB.S11:resultados_1GB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number-columns-repeated="2" table:default-cell-style-name="ce26"/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30"/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ados</text:p>
          </table:table-cell>
          <table:covered-table-cell table:style-name="ce6"/>
          <table:table-cell table:number-columns-repeated="2"/>
          <table:table-cell table:style-name="ce7" office:value-type="string" calcext:value-type="string" table:number-columns-spanned="15" table:number-rows-spanned="1">
            <text:p>fread/fwrite</text:p>
          </table:table-cell>
          <table:covered-table-cell table:number-columns-repeated="4" table:style-name="Default"/>
          <table:covered-table-cell table:number-columns-repeated="2"/>
          <table:covered-table-cell table:style-name="Default"/>
          <table:covered-table-cell/>
          <table:covered-table-cell table:number-columns-repeated="6" table:style-name="Default"/>
        </table:table-row>
        <table:table-row table:style-name="ro1">
          <table:table-cell/>
          <table:table-cell table:style-name="ce3" office:value-type="string" calcext:value-type="string">
            <text:p>Metodo</text:p>
          </table:table-cell>
          <table:table-cell table:style-name="ce3" office:value-type="string" calcext:value-type="string">
            <text:p>TempoGasto</text:p>
          </table:table-cell>
          <table:table-cell table:number-columns-repeated="2"/>
          <table:table-cell table:style-name="ce8"/>
          <table:table-cell table:style-name="ce11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fread/fwrite</text:p>
          </table:table-cell>
          <table:table-cell table:style-name="ce4" office:value-type="string" calcext:value-type="string">
            <text:p>read/write</text:p>
          </table:table-cell>
          <table:table-cell table:number-columns-repeated="3"/>
          <table:table-cell office:value-type="float" office:value="427.626" calcext:value-type="float">
            <text:p>427.63</text:p>
          </table:table-cell>
          <table:table-cell table:formula="of:=[.G4]/[.$G$34]" office:value-type="float" office:value="0.0350731401929086" calcext:value-type="float">
            <text:p>0.0351</text:p>
          </table:table-cell>
          <table:table-cell table:formula="of:=[.G4]" office:value-type="float" office:value="427.626" calcext:value-type="float">
            <text:p>427.63</text:p>
          </table:table-cell>
          <table:table-cell table:formula="of:=[.H4]" office:value-type="float" office:value="0.0350731401929086" calcext:value-type="float">
            <text:p>0.0351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formula="of:=MAX([.B5:.B34])" office:value-type="float" office:value="727.043" calcext:value-type="float">
            <text:p>727.043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27.626" calcext:value-type="float">
            <text:p>427.63</text:p>
          </table:table-cell>
          <table:table-cell table:style-name="ce5" office:value-type="float" office:value="469.539" calcext:value-type="float">
            <text:p>469.54</text:p>
          </table:table-cell>
          <table:table-cell table:number-columns-repeated="3"/>
          <table:table-cell office:value-type="float" office:value="463.197" calcext:value-type="float">
            <text:p>463.20</text:p>
          </table:table-cell>
          <table:table-cell table:formula="of:=[.G5]/[.$G$34]" office:value-type="float" office:value="0.0379906116979199" calcext:value-type="float">
            <text:p>0.0380</text:p>
          </table:table-cell>
          <table:table-cell table:formula="of:=[.G5]+[.I4]" office:value-type="float" office:value="890.823" calcext:value-type="float">
            <text:p>890.82</text:p>
          </table:table-cell>
          <table:table-cell table:formula="of:=[.H5]+[.J4]" office:value-type="float" office:value="0.0730637518908285" calcext:value-type="float">
            <text:p>0.0731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formula="of:=MIN([.B5:.B34])" office:value-type="float" office:value="349.475" calcext:value-type="float">
            <text:p>349.47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63.197" calcext:value-type="float">
            <text:p>463.20</text:p>
          </table:table-cell>
          <table:table-cell table:style-name="ce5" office:value-type="float" office:value="469.063" calcext:value-type="float">
            <text:p>469.06</text:p>
          </table:table-cell>
          <table:table-cell table:number-columns-repeated="3"/>
          <table:table-cell office:value-type="float" office:value="481.013" calcext:value-type="float">
            <text:p>481.01</text:p>
          </table:table-cell>
          <table:table-cell table:formula="of:=[.G6]/[.$G$34]" office:value-type="float" office:value="0.0394518490073371" calcext:value-type="float">
            <text:p>0.0395</text:p>
          </table:table-cell>
          <table:table-cell table:formula="of:=[.G6]+[.I5]" office:value-type="float" office:value="1371.836" calcext:value-type="float">
            <text:p>1,371.84</text:p>
          </table:table-cell>
          <table:table-cell table:formula="of:=[.H6]+[.J5]" office:value-type="float" office:value="0.112515600898166" calcext:value-type="float">
            <text:p>0.1125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formula="of:=[.N4]-[.N5]" office:value-type="float" office:value="377.568" calcext:value-type="float">
            <text:p>377.568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81.013" calcext:value-type="float">
            <text:p>481.01</text:p>
          </table:table-cell>
          <table:table-cell table:style-name="ce5" office:value-type="float" office:value="493.14" calcext:value-type="float">
            <text:p>493.14</text:p>
          </table:table-cell>
          <table:table-cell table:number-columns-repeated="3"/>
          <table:table-cell office:value-type="float" office:value="727.043" calcext:value-type="float">
            <text:p>727.04</text:p>
          </table:table-cell>
          <table:table-cell table:formula="of:=[.G7]/[.$G$34]" office:value-type="float" office:value="0.0596308013667851" calcext:value-type="float">
            <text:p>0.0596</text:p>
          </table:table-cell>
          <table:table-cell table:formula="of:=[.G7]+[.I6]" office:value-type="float" office:value="2098.879" calcext:value-type="float">
            <text:p>2,098.88</text:p>
          </table:table-cell>
          <table:table-cell table:formula="of:=[.H7]+[.J6]" office:value-type="float" office:value="0.172146402264951" calcext:value-type="float">
            <text:p>0.1721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24" table:formula="of:=1+3.3*LOG10([.G34])" office:value-type="float" office:value="14.4840951903098" calcext:value-type="float">
            <text:p>14.48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727.043" calcext:value-type="float">
            <text:p>727.04</text:p>
          </table:table-cell>
          <table:table-cell table:style-name="ce5" office:value-type="float" office:value="461.354" calcext:value-type="float">
            <text:p>461.35</text:p>
          </table:table-cell>
          <table:table-cell table:number-columns-repeated="3"/>
          <table:table-cell office:value-type="float" office:value="517.853" calcext:value-type="float">
            <text:p>517.85</text:p>
          </table:table-cell>
          <table:table-cell table:formula="of:=[.G8]/[.$G$34]" office:value-type="float" office:value="0.0424734016835232" calcext:value-type="float">
            <text:p>0.0425</text:p>
          </table:table-cell>
          <table:table-cell table:formula="of:=[.G8]+[.I7]" office:value-type="float" office:value="2616.732" calcext:value-type="float">
            <text:p>2,616.73</text:p>
          </table:table-cell>
          <table:table-cell table:formula="of:=[.H8]+[.J7]" office:value-type="float" office:value="0.214619803948474" calcext:value-type="float">
            <text:p>0.2146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6]/([.N7]-1)" office:value-type="float" office:value="28.0009889185101" calcext:value-type="float">
            <text:p>28.00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517.853" calcext:value-type="float">
            <text:p>517.85</text:p>
          </table:table-cell>
          <table:table-cell table:style-name="ce5" office:value-type="float" office:value="499.829" calcext:value-type="float">
            <text:p>499.83</text:p>
          </table:table-cell>
          <table:table-cell table:number-columns-repeated="3"/>
          <table:table-cell office:value-type="float" office:value="499.933" calcext:value-type="float">
            <text:p>499.93</text:p>
          </table:table-cell>
          <table:table-cell table:formula="of:=[.G9]/[.$G$34]" office:value-type="float" office:value="0.0410036344751287" calcext:value-type="float">
            <text:p>0.0410</text:p>
          </table:table-cell>
          <table:table-cell table:formula="of:=[.G9]+[.I8]" office:value-type="float" office:value="3116.665" calcext:value-type="float">
            <text:p>3,116.67</text:p>
          </table:table-cell>
          <table:table-cell table:formula="of:=[.H9]+[.J8]" office:value-type="float" office:value="0.255623438423603" calcext:value-type="float">
            <text:p>0.2556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5]-([.N8]/2)" office:value-type="float" office:value="335.474505540745" calcext:value-type="float">
            <text:p>335.47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99.933" calcext:value-type="float">
            <text:p>499.93</text:p>
          </table:table-cell>
          <table:table-cell table:style-name="ce5" office:value-type="float" office:value="508.222" calcext:value-type="float">
            <text:p>508.22</text:p>
          </table:table-cell>
          <table:table-cell table:number-columns-repeated="3"/>
          <table:table-cell office:value-type="float" office:value="484.764" calcext:value-type="float">
            <text:p>484.76</text:p>
          </table:table-cell>
          <table:table-cell table:formula="of:=[.G10]/[.$G$34]" office:value-type="float" office:value="0.0397594994983353" calcext:value-type="float">
            <text:p>0.0398</text:p>
          </table:table-cell>
          <table:table-cell table:formula="of:=[.G10]+[.I9]" office:value-type="float" office:value="3601.429" calcext:value-type="float">
            <text:p>3,601.43</text:p>
          </table:table-cell>
          <table:table-cell table:formula="of:=[.H10]+[.J9]" office:value-type="float" office:value="0.295382937921938" calcext:value-type="float">
            <text:p>0.2954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fread/f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/>
          <table:table-cell table:style-name="ce5" office:value-type="float" office:value="484.764" calcext:value-type="float">
            <text:p>484.76</text:p>
          </table:table-cell>
          <table:table-cell table:style-name="ce5" office:value-type="float" office:value="384.514" calcext:value-type="float">
            <text:p>384.51</text:p>
          </table:table-cell>
          <table:table-cell table:number-columns-repeated="3"/>
          <table:table-cell office:value-type="float" office:value="370.96" calcext:value-type="float">
            <text:p>370.96</text:p>
          </table:table-cell>
          <table:table-cell table:formula="of:=[.G11]/[.$G$34]" office:value-type="float" office:value="0.0304254935059172" calcext:value-type="float">
            <text:p>0.0304</text:p>
          </table:table-cell>
          <table:table-cell table:formula="of:=[.G11]+[.I10]" office:value-type="float" office:value="3972.389" calcext:value-type="float">
            <text:p>3,972.39</text:p>
          </table:table-cell>
          <table:table-cell table:formula="of:=[.H11]+[.J10]" office:value-type="float" office:value="0.325808431427855" calcext:value-type="float">
            <text:p>0.3258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style-name="ce25" office:value-type="string" calcext:value-type="string">
            <text:p>--|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370.96" calcext:value-type="float">
            <text:p>370.96</text:p>
          </table:table-cell>
          <table:table-cell table:style-name="ce5" office:value-type="float" office:value="407.587" calcext:value-type="float">
            <text:p>407.59</text:p>
          </table:table-cell>
          <table:table-cell table:number-columns-repeated="3"/>
          <table:table-cell office:value-type="float" office:value="397.022" calcext:value-type="float">
            <text:p>397.02</text:p>
          </table:table-cell>
          <table:table-cell table:formula="of:=[.G12]/[.$G$34]" office:value-type="float" office:value="0.0325630533823223" calcext:value-type="float">
            <text:p>0.0326</text:p>
          </table:table-cell>
          <table:table-cell table:formula="of:=[.G12]+[.I11]" office:value-type="float" office:value="4369.411" calcext:value-type="float">
            <text:p>4,369.41</text:p>
          </table:table-cell>
          <table:table-cell table:formula="of:=[.H12]+[.J11]" office:value-type="float" office:value="0.358371484810177" calcext:value-type="float">
            <text:p>0.3584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formula="of:=[.N9]" office:value-type="float" office:value="335.474505540745" calcext:value-type="float">
            <text:p>335.47</text:p>
          </table:table-cell>
          <table:table-cell table:style-name="ce25" office:value-type="string" calcext:value-type="string">
            <text:p>--|</text:p>
          </table:table-cell>
          <table:table-cell table:formula="of:=[.N9]+[.$N$8]" office:value-type="float" office:value="363.475494459255" calcext:value-type="float">
            <text:p>363.48</text:p>
          </table:table-cell>
          <table:table-cell table:formula="of:=([.M12]+[.O12])/2" office:value-type="float" office:value="349.475" calcext:value-type="float">
            <text:p>349.48</text:p>
          </table:table-cell>
          <table:table-cell table:number-matrix-columns-spanned="1" table:number-matrix-rows-spanned="14" table:formula="of:=FREQUENCY([.B5:.B34];[.P12:.P24])" office:value-type="float" office:value="1" calcext:value-type="float">
            <text:p>1</text:p>
          </table:table-cell>
          <table:table-cell table:formula="of:=[.Q12]/[.$Q$26]" office:value-type="float" office:value="0.0333333333333333" calcext:value-type="float">
            <text:p>0.0333</text:p>
          </table:table-cell>
          <table:table-cell table:formula="of:=[.Q12]" office:value-type="float" office:value="1" calcext:value-type="float">
            <text:p>1</text:p>
          </table:table-cell>
          <table:table-cell table:formula="of:=[.R12]" office:value-type="float" office:value="0.0333333333333333" calcext:value-type="float">
            <text:p>0.0333</text:p>
          </table:table-cell>
        </table:table-row>
        <table:table-row table:style-name="ro1">
          <table:table-cell/>
          <table:table-cell table:style-name="ce5" office:value-type="float" office:value="397.022" calcext:value-type="float">
            <text:p>397.02</text:p>
          </table:table-cell>
          <table:table-cell table:style-name="ce5" office:value-type="float" office:value="439.315" calcext:value-type="float">
            <text:p>439.32</text:p>
          </table:table-cell>
          <table:table-cell table:number-columns-repeated="3"/>
          <table:table-cell office:value-type="float" office:value="499.645" calcext:value-type="float">
            <text:p>499.65</text:p>
          </table:table-cell>
          <table:table-cell table:formula="of:=[.G13]/[.$G$34]" office:value-type="float" office:value="0.0409800132164223" calcext:value-type="float">
            <text:p>0.0410</text:p>
          </table:table-cell>
          <table:table-cell table:formula="of:=[.G13]+[.I12]" office:value-type="float" office:value="4869.056" calcext:value-type="float">
            <text:p>4,869.06</text:p>
          </table:table-cell>
          <table:table-cell table:formula="of:=[.H13]+[.J12]" office:value-type="float" office:value="0.3993514980266" calcext:value-type="float">
            <text:p>0.3994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formula="of:=[.O12]" office:value-type="float" office:value="363.475494459255" calcext:value-type="float">
            <text:p>363.48</text:p>
          </table:table-cell>
          <table:table-cell table:style-name="ce25" office:value-type="string" calcext:value-type="string">
            <text:p>--|</text:p>
          </table:table-cell>
          <table:table-cell table:formula="of:=[.O12]+[.$N$8]" office:value-type="float" office:value="391.476483377765" calcext:value-type="float">
            <text:p>391.48</text:p>
          </table:table-cell>
          <table:table-cell table:formula="of:=([.M13]+[.O13])/2" office:value-type="float" office:value="377.47598891851" calcext:value-type="float">
            <text:p>377.48</text:p>
          </table:table-cell>
          <table:table-cell office:value-type="float" office:value="16" calcext:value-type="float">
            <text:p>16</text:p>
          </table:table-cell>
          <table:table-cell table:formula="of:=[.Q13]/[.$Q$26]" office:value-type="float" office:value="0.533333333333333" calcext:value-type="float">
            <text:p>0.5333</text:p>
          </table:table-cell>
          <table:table-cell table:formula="of:=[.Q13]+[.S12]" office:value-type="float" office:value="17" calcext:value-type="float">
            <text:p>17</text:p>
          </table:table-cell>
          <table:table-cell table:formula="of:=[.R13]+[.T12]" office:value-type="float" office:value="0.566666666666667" calcext:value-type="float">
            <text:p>0.5667</text:p>
          </table:table-cell>
        </table:table-row>
        <table:table-row table:style-name="ro1">
          <table:table-cell/>
          <table:table-cell table:style-name="ce5" office:value-type="float" office:value="499.645" calcext:value-type="float">
            <text:p>499.65</text:p>
          </table:table-cell>
          <table:table-cell table:style-name="ce5" office:value-type="float" office:value="630.51" calcext:value-type="float">
            <text:p>630.51</text:p>
          </table:table-cell>
          <table:table-cell table:number-columns-repeated="3"/>
          <table:table-cell office:value-type="float" office:value="391.028" calcext:value-type="float">
            <text:p>391.03</text:p>
          </table:table-cell>
          <table:table-cell table:formula="of:=[.G14]/[.$G$34]" office:value-type="float" office:value="0.0320714359354966" calcext:value-type="float">
            <text:p>0.0321</text:p>
          </table:table-cell>
          <table:table-cell table:formula="of:=[.G14]+[.I13]" office:value-type="float" office:value="5260.084" calcext:value-type="float">
            <text:p>5,260.08</text:p>
          </table:table-cell>
          <table:table-cell table:formula="of:=[.H14]+[.J13]" office:value-type="float" office:value="0.431422933962096" calcext:value-type="float">
            <text:p>0.4314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formula="of:=[.O13]" office:value-type="float" office:value="391.476483377765" calcext:value-type="float">
            <text:p>391.48</text:p>
          </table:table-cell>
          <table:table-cell table:style-name="ce25" office:value-type="string" calcext:value-type="string">
            <text:p>--|</text:p>
          </table:table-cell>
          <table:table-cell table:formula="of:=[.O13]+[.$N$8]" office:value-type="float" office:value="419.477472296275" calcext:value-type="float">
            <text:p>419.48</text:p>
          </table:table-cell>
          <table:table-cell table:formula="of:=([.M14]+[.O14])/2" office:value-type="float" office:value="405.47697783702" calcext:value-type="float">
            <text:p>405.48</text:p>
          </table:table-cell>
          <table:table-cell office:value-type="float" office:value="4" calcext:value-type="float">
            <text:p>4</text:p>
          </table:table-cell>
          <table:table-cell table:formula="of:=[.Q14]/[.$Q$26]" office:value-type="float" office:value="0.133333333333333" calcext:value-type="float">
            <text:p>0.1333</text:p>
          </table:table-cell>
          <table:table-cell table:formula="of:=[.Q14]+[.S13]" office:value-type="float" office:value="21" calcext:value-type="float">
            <text:p>21</text:p>
          </table:table-cell>
          <table:table-cell table:formula="of:=[.R14]+[.T13]" office:value-type="float" office:value="0.7" calcext:value-type="float">
            <text:p>0.7000</text:p>
          </table:table-cell>
        </table:table-row>
        <table:table-row table:style-name="ro1">
          <table:table-cell/>
          <table:table-cell table:style-name="ce5" office:value-type="float" office:value="391.028" calcext:value-type="float">
            <text:p>391.03</text:p>
          </table:table-cell>
          <table:table-cell table:style-name="ce5" office:value-type="float" office:value="366.064" calcext:value-type="float">
            <text:p>366.06</text:p>
          </table:table-cell>
          <table:table-cell table:number-columns-repeated="3"/>
          <table:table-cell office:value-type="float" office:value="356.788" calcext:value-type="float">
            <text:p>356.79</text:p>
          </table:table-cell>
          <table:table-cell table:formula="of:=[.G15]/[.$G$34]" office:value-type="float" office:value="0.0292631307337427" calcext:value-type="float">
            <text:p>0.0293</text:p>
          </table:table-cell>
          <table:table-cell table:formula="of:=[.G15]+[.I14]" office:value-type="float" office:value="5616.872" calcext:value-type="float">
            <text:p>5,616.87</text:p>
          </table:table-cell>
          <table:table-cell table:formula="of:=[.H15]+[.J14]" office:value-type="float" office:value="0.460686064695839" calcext:value-type="float">
            <text:p>0.4607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formula="of:=[.O14]" office:value-type="float" office:value="419.477472296275" calcext:value-type="float">
            <text:p>419.48</text:p>
          </table:table-cell>
          <table:table-cell table:style-name="ce25" office:value-type="string" calcext:value-type="string">
            <text:p>--|</text:p>
          </table:table-cell>
          <table:table-cell table:formula="of:=[.O14]+[.$N$8]" office:value-type="float" office:value="447.478461214785" calcext:value-type="float">
            <text:p>447.48</text:p>
          </table:table-cell>
          <table:table-cell table:formula="of:=([.M15]+[.O15])/2" office:value-type="float" office:value="433.47796675553" calcext:value-type="float">
            <text:p>433.48</text:p>
          </table:table-cell>
          <table:table-cell office:value-type="float" office:value="1" calcext:value-type="float">
            <text:p>1</text:p>
          </table:table-cell>
          <table:table-cell table:formula="of:=[.Q15]/[.$Q$26]" office:value-type="float" office:value="0.0333333333333333" calcext:value-type="float">
            <text:p>0.0333</text:p>
          </table:table-cell>
          <table:table-cell table:formula="of:=[.Q15]+[.S14]" office:value-type="float" office:value="22" calcext:value-type="float">
            <text:p>22</text:p>
          </table:table-cell>
          <table:table-cell table:formula="of:=[.R15]+[.T14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float" office:value="356.788" calcext:value-type="float">
            <text:p>356.79</text:p>
          </table:table-cell>
          <table:table-cell table:style-name="ce5" office:value-type="float" office:value="371.895" calcext:value-type="float">
            <text:p>371.90</text:p>
          </table:table-cell>
          <table:table-cell table:number-columns-repeated="3"/>
          <table:table-cell office:value-type="float" office:value="375.19" calcext:value-type="float">
            <text:p>375.19</text:p>
          </table:table-cell>
          <table:table-cell table:formula="of:=[.G16]/[.$G$34]" office:value-type="float" office:value="0.0307724307431666" calcext:value-type="float">
            <text:p>0.0308</text:p>
          </table:table-cell>
          <table:table-cell table:formula="of:=[.G16]+[.I15]" office:value-type="float" office:value="5992.062" calcext:value-type="float">
            <text:p>5,992.06</text:p>
          </table:table-cell>
          <table:table-cell table:formula="of:=[.H16]+[.J15]" office:value-type="float" office:value="0.491458495439006" calcext:value-type="float">
            <text:p>0.4915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formula="of:=[.O15]" office:value-type="float" office:value="447.478461214785" calcext:value-type="float">
            <text:p>447.48</text:p>
          </table:table-cell>
          <table:table-cell table:style-name="ce25" office:value-type="string" calcext:value-type="string">
            <text:p>--|</text:p>
          </table:table-cell>
          <table:table-cell table:formula="of:=[.O15]+[.$N$8]" office:value-type="float" office:value="475.479450133295" calcext:value-type="float">
            <text:p>475.48</text:p>
          </table:table-cell>
          <table:table-cell table:formula="of:=([.M16]+[.O16])/2" office:value-type="float" office:value="461.47895567404" calcext:value-type="float">
            <text:p>461.48</text:p>
          </table:table-cell>
          <table:table-cell office:value-type="float" office:value="0" calcext:value-type="float">
            <text:p>0</text:p>
          </table:table-cell>
          <table:table-cell table:formula="of:=[.Q16]/[.$Q$26]" office:value-type="float" office:value="0" calcext:value-type="float">
            <text:p>0.0000</text:p>
          </table:table-cell>
          <table:table-cell table:formula="of:=[.Q16]+[.S15]" office:value-type="float" office:value="22" calcext:value-type="float">
            <text:p>22</text:p>
          </table:table-cell>
          <table:table-cell table:formula="of:=[.R16]+[.T15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float" office:value="375.19" calcext:value-type="float">
            <text:p>375.19</text:p>
          </table:table-cell>
          <table:table-cell table:style-name="ce5" office:value-type="float" office:value="389.018" calcext:value-type="float">
            <text:p>389.02</text:p>
          </table:table-cell>
          <table:table-cell table:number-columns-repeated="3"/>
          <table:table-cell office:value-type="float" office:value="384.635" calcext:value-type="float">
            <text:p>384.64</text:p>
          </table:table-cell>
          <table:table-cell table:formula="of:=[.G17]/[.$G$34]" office:value-type="float" office:value="0.0315470932031715" calcext:value-type="float">
            <text:p>0.0315</text:p>
          </table:table-cell>
          <table:table-cell table:formula="of:=[.G17]+[.I16]" office:value-type="float" office:value="6376.697" calcext:value-type="float">
            <text:p>6,376.70</text:p>
          </table:table-cell>
          <table:table-cell table:formula="of:=[.H17]+[.J16]" office:value-type="float" office:value="0.523005588642177" calcext:value-type="float">
            <text:p>0.5230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formula="of:=[.O16]" office:value-type="float" office:value="475.479450133295" calcext:value-type="float">
            <text:p>475.48</text:p>
          </table:table-cell>
          <table:table-cell table:style-name="ce25" office:value-type="string" calcext:value-type="string">
            <text:p>--|</text:p>
          </table:table-cell>
          <table:table-cell table:formula="of:=[.O16]+[.$N$8]" office:value-type="float" office:value="503.480439051805" calcext:value-type="float">
            <text:p>503.48</text:p>
          </table:table-cell>
          <table:table-cell table:formula="of:=([.M17]+[.O17])/2" office:value-type="float" office:value="489.47994459255" calcext:value-type="float">
            <text:p>489.48</text:p>
          </table:table-cell>
          <table:table-cell office:value-type="float" office:value="3" calcext:value-type="float">
            <text:p>3</text:p>
          </table:table-cell>
          <table:table-cell table:formula="of:=[.Q17]/[.$Q$26]" office:value-type="float" office:value="0.1" calcext:value-type="float">
            <text:p>0.1000</text:p>
          </table:table-cell>
          <table:table-cell table:formula="of:=[.Q17]+[.S16]" office:value-type="float" office:value="25" calcext:value-type="float">
            <text:p>25</text:p>
          </table:table-cell>
          <table:table-cell table:formula="of:=[.R17]+[.T16]" office:value-type="float" office:value="0.833333333333333" calcext:value-type="float">
            <text:p>0.8333</text:p>
          </table:table-cell>
        </table:table-row>
        <table:table-row table:style-name="ro1">
          <table:table-cell/>
          <table:table-cell table:style-name="ce5" office:value-type="float" office:value="384.635" calcext:value-type="float">
            <text:p>384.64</text:p>
          </table:table-cell>
          <table:table-cell table:style-name="ce5" office:value-type="float" office:value="382.082" calcext:value-type="float">
            <text:p>382.08</text:p>
          </table:table-cell>
          <table:table-cell table:number-columns-repeated="3"/>
          <table:table-cell office:value-type="float" office:value="378.236" calcext:value-type="float">
            <text:p>378.24</text:p>
          </table:table-cell>
          <table:table-cell table:formula="of:=[.G18]/[.$G$34]" office:value-type="float" office:value="0.0310222583612899" calcext:value-type="float">
            <text:p>0.0310</text:p>
          </table:table-cell>
          <table:table-cell table:formula="of:=[.G18]+[.I17]" office:value-type="float" office:value="6754.933" calcext:value-type="float">
            <text:p>6,754.93</text:p>
          </table:table-cell>
          <table:table-cell table:formula="of:=[.H18]+[.J17]" office:value-type="float" office:value="0.554027847003467" calcext:value-type="float">
            <text:p>0.5540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formula="of:=[.O17]" office:value-type="float" office:value="503.480439051805" calcext:value-type="float">
            <text:p>503.48</text:p>
          </table:table-cell>
          <table:table-cell table:style-name="ce25" office:value-type="string" calcext:value-type="string">
            <text:p>--|</text:p>
          </table:table-cell>
          <table:table-cell table:formula="of:=[.O17]+[.$N$8]" office:value-type="float" office:value="531.481427970316" calcext:value-type="float">
            <text:p>531.48</text:p>
          </table:table-cell>
          <table:table-cell table:formula="of:=([.M18]+[.O18])/2" office:value-type="float" office:value="517.480933511061" calcext:value-type="float">
            <text:p>517.48</text:p>
          </table:table-cell>
          <table:table-cell office:value-type="float" office:value="3" calcext:value-type="float">
            <text:p>3</text:p>
          </table:table-cell>
          <table:table-cell table:formula="of:=[.Q18]/[.$Q$26]" office:value-type="float" office:value="0.1" calcext:value-type="float">
            <text:p>0.1000</text:p>
          </table:table-cell>
          <table:table-cell table:formula="of:=[.Q18]+[.S17]" office:value-type="float" office:value="28" calcext:value-type="float">
            <text:p>28</text:p>
          </table:table-cell>
          <table:table-cell table:formula="of:=[.R18]+[.T17]" office:value-type="float" office:value="0.933333333333333" calcext:value-type="float">
            <text:p>0.9333</text:p>
          </table:table-cell>
        </table:table-row>
        <table:table-row table:style-name="ro1">
          <table:table-cell/>
          <table:table-cell table:style-name="ce5" office:value-type="float" office:value="378.236" calcext:value-type="float">
            <text:p>378.24</text:p>
          </table:table-cell>
          <table:table-cell table:style-name="ce5" office:value-type="float" office:value="438.252" calcext:value-type="float">
            <text:p>438.25</text:p>
          </table:table-cell>
          <table:table-cell table:number-columns-repeated="3"/>
          <table:table-cell office:value-type="float" office:value="515.179" calcext:value-type="float">
            <text:p>515.18</text:p>
          </table:table-cell>
          <table:table-cell table:formula="of:=[.G19]/[.$G$34]" office:value-type="float" office:value="0.0422540848578956" calcext:value-type="float">
            <text:p>0.0423</text:p>
          </table:table-cell>
          <table:table-cell table:formula="of:=[.G19]+[.I18]" office:value-type="float" office:value="7270.112" calcext:value-type="float">
            <text:p>7,270.11</text:p>
          </table:table-cell>
          <table:table-cell table:formula="of:=[.H19]+[.J18]" office:value-type="float" office:value="0.596281931861363" calcext:value-type="float">
            <text:p>0.5963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formula="of:=[.O18]" office:value-type="float" office:value="531.481427970316" calcext:value-type="float">
            <text:p>531.48</text:p>
          </table:table-cell>
          <table:table-cell table:style-name="ce25" office:value-type="string" calcext:value-type="string">
            <text:p>--|</text:p>
          </table:table-cell>
          <table:table-cell table:formula="of:=[.O18]+[.$N$8]" office:value-type="float" office:value="559.482416888826" calcext:value-type="float">
            <text:p>559.48</text:p>
          </table:table-cell>
          <table:table-cell table:formula="of:=([.M19]+[.O19])/2" office:value-type="float" office:value="545.481922429571" calcext:value-type="float">
            <text:p>545.48</text:p>
          </table:table-cell>
          <table:table-cell office:value-type="float" office:value="1" calcext:value-type="float">
            <text:p>1</text:p>
          </table:table-cell>
          <table:table-cell table:formula="of:=[.Q19]/[.$Q$26]" office:value-type="float" office:value="0.0333333333333333" calcext:value-type="float">
            <text:p>0.0333</text:p>
          </table:table-cell>
          <table:table-cell table:formula="of:=[.Q19]+[.S18]" office:value-type="float" office:value="29" calcext:value-type="float">
            <text:p>29</text:p>
          </table:table-cell>
          <table:table-cell table:formula="of:=[.R19]+[.T18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515.179" calcext:value-type="float">
            <text:p>515.18</text:p>
          </table:table-cell>
          <table:table-cell table:style-name="ce5" office:value-type="float" office:value="396.261" calcext:value-type="float">
            <text:p>396.26</text:p>
          </table:table-cell>
          <table:table-cell table:number-columns-repeated="3"/>
          <table:table-cell office:value-type="float" office:value="349.959" calcext:value-type="float">
            <text:p>349.96</text:p>
          </table:table-cell>
          <table:table-cell table:formula="of:=[.G20]/[.$G$34]" office:value-type="float" office:value="0.0287030280403205" calcext:value-type="float">
            <text:p>0.0287</text:p>
          </table:table-cell>
          <table:table-cell table:formula="of:=[.G20]+[.I19]" office:value-type="float" office:value="7620.071" calcext:value-type="float">
            <text:p>7,620.07</text:p>
          </table:table-cell>
          <table:table-cell table:formula="of:=[.H20]+[.J19]" office:value-type="float" office:value="0.624984959901683" calcext:value-type="float">
            <text:p>0.6250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formula="of:=[.O19]" office:value-type="float" office:value="559.482416888826" calcext:value-type="float">
            <text:p>559.48</text:p>
          </table:table-cell>
          <table:table-cell table:style-name="ce25" office:value-type="string" calcext:value-type="string">
            <text:p>--|</text:p>
          </table:table-cell>
          <table:table-cell table:formula="of:=[.O19]+[.$N$8]" office:value-type="float" office:value="587.483405807336" calcext:value-type="float">
            <text:p>587.48</text:p>
          </table:table-cell>
          <table:table-cell table:formula="of:=([.M20]+[.O20])/2" office:value-type="float" office:value="573.482911348081" calcext:value-type="float">
            <text:p>573.48</text:p>
          </table:table-cell>
          <table:table-cell office:value-type="float" office:value="0" calcext:value-type="float">
            <text:p>0</text:p>
          </table:table-cell>
          <table:table-cell table:formula="of:=[.Q20]/[.$Q$26]" office:value-type="float" office:value="0" calcext:value-type="float">
            <text:p>0.0000</text:p>
          </table:table-cell>
          <table:table-cell table:formula="of:=[.Q20]+[.S19]" office:value-type="float" office:value="29" calcext:value-type="float">
            <text:p>29</text:p>
          </table:table-cell>
          <table:table-cell table:formula="of:=[.R20]+[.T19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49.959" calcext:value-type="float">
            <text:p>349.96</text:p>
          </table:table-cell>
          <table:table-cell table:style-name="ce5" office:value-type="float" office:value="353.701" calcext:value-type="float">
            <text:p>353.70</text:p>
          </table:table-cell>
          <table:table-cell table:number-columns-repeated="3"/>
          <table:table-cell office:value-type="float" office:value="349.475" calcext:value-type="float">
            <text:p>349.48</text:p>
          </table:table-cell>
          <table:table-cell table:formula="of:=[.G21]/[.$G$34]" office:value-type="float" office:value="0.0286633312027724" calcext:value-type="float">
            <text:p>0.0287</text:p>
          </table:table-cell>
          <table:table-cell table:formula="of:=[.G21]+[.I20]" office:value-type="float" office:value="7969.546" calcext:value-type="float">
            <text:p>7,969.55</text:p>
          </table:table-cell>
          <table:table-cell table:formula="of:=[.H21]+[.J20]" office:value-type="float" office:value="0.653648291104455" calcext:value-type="float">
            <text:p>0.6536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formula="of:=[.O20]" office:value-type="float" office:value="587.483405807336" calcext:value-type="float">
            <text:p>587.48</text:p>
          </table:table-cell>
          <table:table-cell table:style-name="ce25" office:value-type="string" calcext:value-type="string">
            <text:p>--|</text:p>
          </table:table-cell>
          <table:table-cell table:formula="of:=[.O20]+[.$N$8]" office:value-type="float" office:value="615.484394725846" calcext:value-type="float">
            <text:p>615.48</text:p>
          </table:table-cell>
          <table:table-cell table:formula="of:=([.M21]+[.O21])/2" office:value-type="float" office:value="601.483900266591" calcext:value-type="float">
            <text:p>601.48</text:p>
          </table:table-cell>
          <table:table-cell office:value-type="float" office:value="0" calcext:value-type="float">
            <text:p>0</text:p>
          </table:table-cell>
          <table:table-cell table:formula="of:=[.Q21]/[.$Q$26]" office:value-type="float" office:value="0" calcext:value-type="float">
            <text:p>0.0000</text:p>
          </table:table-cell>
          <table:table-cell table:formula="of:=[.Q21]+[.S20]" office:value-type="float" office:value="29" calcext:value-type="float">
            <text:p>29</text:p>
          </table:table-cell>
          <table:table-cell table:formula="of:=[.R21]+[.T20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49.475" calcext:value-type="float">
            <text:p>349.48</text:p>
          </table:table-cell>
          <table:table-cell table:style-name="ce5" office:value-type="float" office:value="356.248" calcext:value-type="float">
            <text:p>356.25</text:p>
          </table:table-cell>
          <table:table-cell table:number-columns-repeated="3"/>
          <table:table-cell office:value-type="float" office:value="350.129" calcext:value-type="float">
            <text:p>350.13</text:p>
          </table:table-cell>
          <table:table-cell table:formula="of:=[.G22]/[.$G$34]" office:value-type="float" office:value="0.028716971144418" calcext:value-type="float">
            <text:p>0.0287</text:p>
          </table:table-cell>
          <table:table-cell table:formula="of:=[.G22]+[.I21]" office:value-type="float" office:value="8319.675" calcext:value-type="float">
            <text:p>8,319.68</text:p>
          </table:table-cell>
          <table:table-cell table:formula="of:=[.H22]+[.J21]" office:value-type="float" office:value="0.682365262248873" calcext:value-type="float">
            <text:p>0.6824</text:p>
          </table:table-cell>
          <table:table-cell table:style-name="ce20"/>
          <table:table-cell table:style-name="ce22" office:value-type="float" office:value="11" calcext:value-type="float">
            <text:p>11</text:p>
          </table:table-cell>
          <table:table-cell table:formula="of:=[.O21]" office:value-type="float" office:value="615.484394725846" calcext:value-type="float">
            <text:p>615.48</text:p>
          </table:table-cell>
          <table:table-cell table:style-name="ce25" office:value-type="string" calcext:value-type="string">
            <text:p>--|</text:p>
          </table:table-cell>
          <table:table-cell table:formula="of:=[.O21]+[.$N$8]" office:value-type="float" office:value="643.485383644356" calcext:value-type="float">
            <text:p>643.49</text:p>
          </table:table-cell>
          <table:table-cell table:formula="of:=([.M22]+[.O22])/2" office:value-type="float" office:value="629.484889185101" calcext:value-type="float">
            <text:p>629.48</text:p>
          </table:table-cell>
          <table:table-cell office:value-type="float" office:value="0" calcext:value-type="float">
            <text:p>0</text:p>
          </table:table-cell>
          <table:table-cell table:formula="of:=[.Q22]/[.$Q$26]" office:value-type="float" office:value="0" calcext:value-type="float">
            <text:p>0.0000</text:p>
          </table:table-cell>
          <table:table-cell table:formula="of:=[.Q22]+[.S21]" office:value-type="float" office:value="29" calcext:value-type="float">
            <text:p>29</text:p>
          </table:table-cell>
          <table:table-cell table:formula="of:=[.R22]+[.T21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0.129" calcext:value-type="float">
            <text:p>350.13</text:p>
          </table:table-cell>
          <table:table-cell table:style-name="ce5" office:value-type="float" office:value="356.34" calcext:value-type="float">
            <text:p>356.34</text:p>
          </table:table-cell>
          <table:table-cell table:number-columns-repeated="3"/>
          <table:table-cell office:value-type="float" office:value="350.166" calcext:value-type="float">
            <text:p>350.17</text:p>
          </table:table-cell>
          <table:table-cell table:formula="of:=[.G23]/[.$G$34]" office:value-type="float" office:value="0.0287200058200157" calcext:value-type="float">
            <text:p>0.0287</text:p>
          </table:table-cell>
          <table:table-cell table:formula="of:=[.G23]+[.I22]" office:value-type="float" office:value="8669.841" calcext:value-type="float">
            <text:p>8,669.84</text:p>
          </table:table-cell>
          <table:table-cell table:formula="of:=[.H23]+[.J22]" office:value-type="float" office:value="0.711085268068889" calcext:value-type="float">
            <text:p>0.7111</text:p>
          </table:table-cell>
          <table:table-cell table:style-name="ce20"/>
          <table:table-cell table:style-name="ce22" office:value-type="float" office:value="12" calcext:value-type="float">
            <text:p>12</text:p>
          </table:table-cell>
          <table:table-cell table:formula="of:=[.O22]" office:value-type="float" office:value="643.485383644356" calcext:value-type="float">
            <text:p>643.49</text:p>
          </table:table-cell>
          <table:table-cell table:style-name="ce25" office:value-type="string" calcext:value-type="string">
            <text:p>--|</text:p>
          </table:table-cell>
          <table:table-cell table:formula="of:=[.O22]+[.$N$8]" office:value-type="float" office:value="671.486372562866" calcext:value-type="float">
            <text:p>671.49</text:p>
          </table:table-cell>
          <table:table-cell table:formula="of:=([.M23]+[.O23])/2" office:value-type="float" office:value="657.485878103611" calcext:value-type="float">
            <text:p>657.49</text:p>
          </table:table-cell>
          <table:table-cell office:value-type="float" office:value="0" calcext:value-type="float">
            <text:p>0</text:p>
          </table:table-cell>
          <table:table-cell table:formula="of:=[.Q23]/[.$Q$26]" office:value-type="float" office:value="0" calcext:value-type="float">
            <text:p>0.0000</text:p>
          </table:table-cell>
          <table:table-cell table:formula="of:=[.Q23]+[.S22]" office:value-type="float" office:value="29" calcext:value-type="float">
            <text:p>29</text:p>
          </table:table-cell>
          <table:table-cell table:formula="of:=[.R23]+[.T22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0.166" calcext:value-type="float">
            <text:p>350.17</text:p>
          </table:table-cell>
          <table:table-cell table:style-name="ce5" office:value-type="float" office:value="367.382" calcext:value-type="float">
            <text:p>367.38</text:p>
          </table:table-cell>
          <table:table-cell table:number-columns-repeated="3"/>
          <table:table-cell office:value-type="float" office:value="354.716" calcext:value-type="float">
            <text:p>354.72</text:p>
          </table:table-cell>
          <table:table-cell table:formula="of:=[.G24]/[.$G$34]" office:value-type="float" office:value="0.0290931889002721" calcext:value-type="float">
            <text:p>0.0291</text:p>
          </table:table-cell>
          <table:table-cell table:formula="of:=[.G24]+[.I23]" office:value-type="float" office:value="9024.557" calcext:value-type="float">
            <text:p>9,024.56</text:p>
          </table:table-cell>
          <table:table-cell table:formula="of:=[.H24]+[.J23]" office:value-type="float" office:value="0.740178456969161" calcext:value-type="float">
            <text:p>0.7402</text:p>
          </table:table-cell>
          <table:table-cell table:style-name="ce20"/>
          <table:table-cell table:style-name="ce22" office:value-type="float" office:value="13" calcext:value-type="float">
            <text:p>13</text:p>
          </table:table-cell>
          <table:table-cell table:formula="of:=[.O23]" office:value-type="float" office:value="671.486372562866" calcext:value-type="float">
            <text:p>671.49</text:p>
          </table:table-cell>
          <table:table-cell table:style-name="ce25" office:value-type="string" calcext:value-type="string">
            <text:p>--|</text:p>
          </table:table-cell>
          <table:table-cell table:formula="of:=[.O23]+[.$N$8]" office:value-type="float" office:value="699.487361481376" calcext:value-type="float">
            <text:p>699.49</text:p>
          </table:table-cell>
          <table:table-cell table:formula="of:=([.M24]+[.O24])/2" office:value-type="float" office:value="685.486867022121" calcext:value-type="float">
            <text:p>685.49</text:p>
          </table:table-cell>
          <table:table-cell office:value-type="float" office:value="0" calcext:value-type="float">
            <text:p>0</text:p>
          </table:table-cell>
          <table:table-cell table:formula="of:=[.Q24]/[.$Q$26]" office:value-type="float" office:value="0" calcext:value-type="float">
            <text:p>0.0000</text:p>
          </table:table-cell>
          <table:table-cell table:formula="of:=[.Q24]+[.S23]" office:value-type="float" office:value="29" calcext:value-type="float">
            <text:p>29</text:p>
          </table:table-cell>
          <table:table-cell table:formula="of:=[.R24]+[.T23]" office:value-type="float" office:value="0.966666666666667" calcext:value-type="float">
            <text:p>0.9667</text:p>
          </table:table-cell>
        </table:table-row>
        <table:table-row table:style-name="ro1">
          <table:table-cell/>
          <table:table-cell table:style-name="ce5" office:value-type="float" office:value="354.716" calcext:value-type="float">
            <text:p>354.72</text:p>
          </table:table-cell>
          <table:table-cell table:style-name="ce5" office:value-type="float" office:value="356.191" calcext:value-type="float">
            <text:p>356.19</text:p>
          </table:table-cell>
          <table:table-cell table:number-columns-repeated="3"/>
          <table:table-cell office:value-type="float" office:value="354.768" calcext:value-type="float">
            <text:p>354.77</text:p>
          </table:table-cell>
          <table:table-cell table:formula="of:=[.G25]/[.$G$34]" office:value-type="float" office:value="0.0290974538497608" calcext:value-type="float">
            <text:p>0.0291</text:p>
          </table:table-cell>
          <table:table-cell table:formula="of:=[.G25]+[.I24]" office:value-type="float" office:value="9379.325" calcext:value-type="float">
            <text:p>9,379.33</text:p>
          </table:table-cell>
          <table:table-cell table:formula="of:=[.H25]+[.J24]" office:value-type="float" office:value="0.769275910818922" calcext:value-type="float">
            <text:p>0.7693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table:formula="of:=[.O24]" office:value-type="float" office:value="699.487361481376" calcext:value-type="float">
            <text:p>699.49</text:p>
          </table:table-cell>
          <table:table-cell table:style-name="ce25" office:value-type="string" calcext:value-type="string">
            <text:p>--|</text:p>
          </table:table-cell>
          <table:table-cell table:formula="of:=[.O24]+[.$N$8]" office:value-type="float" office:value="727.488350399886" calcext:value-type="float">
            <text:p>727.49</text:p>
          </table:table-cell>
          <table:table-cell table:formula="of:=([.M25]+[.O25])/2" office:value-type="float" office:value="713.487855940631" calcext:value-type="float">
            <text:p>713.49</text:p>
          </table:table-cell>
          <table:table-cell office:value-type="float" office:value="1" calcext:value-type="float">
            <text:p>1</text:p>
          </table:table-cell>
          <table:table-cell table:formula="of:=[.Q25]/[.$Q$26]" office:value-type="float" office:value="0.0333333333333333" calcext:value-type="float">
            <text:p>0.0333</text:p>
          </table:table-cell>
          <table:table-cell table:formula="of:=[.Q25]+[.S24]" office:value-type="float" office:value="30" calcext:value-type="float">
            <text:p>30</text:p>
          </table:table-cell>
          <table:table-cell table:style-name="ce31" table:formula="of:=[.R25]+[.T2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354.768" calcext:value-type="float">
            <text:p>354.77</text:p>
          </table:table-cell>
          <table:table-cell table:style-name="ce5" office:value-type="float" office:value="357.152" calcext:value-type="float">
            <text:p>357.15</text:p>
          </table:table-cell>
          <table:table-cell table:number-columns-repeated="3"/>
          <table:table-cell office:value-type="float" office:value="350.351" calcext:value-type="float">
            <text:p>350.35</text:p>
          </table:table-cell>
          <table:table-cell table:formula="of:=[.G26]/[.$G$34]" office:value-type="float" office:value="0.0287351791980041" calcext:value-type="float">
            <text:p>0.0287</text:p>
          </table:table-cell>
          <table:table-cell table:formula="of:=[.G26]+[.I25]" office:value-type="float" office:value="9729.676" calcext:value-type="float">
            <text:p>9,729.68</text:p>
          </table:table-cell>
          <table:table-cell table:formula="of:=[.H26]+[.J25]" office:value-type="float" office:value="0.798011090016926" calcext:value-type="float">
            <text:p>0.798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12:.Q25])" office:value-type="float" office:value="30" calcext:value-type="float">
            <text:p>30</text:p>
          </table:table-cell>
          <table:table-cell table:style-name="ce13" table:formula="of:=SUM([.R12:.R25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5" office:value-type="float" office:value="350.351" calcext:value-type="float">
            <text:p>350.35</text:p>
          </table:table-cell>
          <table:table-cell table:style-name="ce5" office:value-type="float" office:value="359.267" calcext:value-type="float">
            <text:p>359.27</text:p>
          </table:table-cell>
          <table:table-cell table:number-columns-repeated="3"/>
          <table:table-cell office:value-type="float" office:value="353.006" calcext:value-type="float">
            <text:p>353.01</text:p>
          </table:table-cell>
          <table:table-cell table:formula="of:=[.G27]/[.$G$34]" office:value-type="float" office:value="0.0289529376767032" calcext:value-type="float">
            <text:p>0.0290</text:p>
          </table:table-cell>
          <table:table-cell table:formula="of:=[.G27]+[.I26]" office:value-type="float" office:value="10082.682" calcext:value-type="float">
            <text:p>10,082.68</text:p>
          </table:table-cell>
          <table:table-cell table:formula="of:=[.H27]+[.J26]" office:value-type="float" office:value="0.826964027693629" calcext:value-type="float">
            <text:p>0.8270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3.006" calcext:value-type="float">
            <text:p>353.01</text:p>
          </table:table-cell>
          <table:table-cell table:style-name="ce5" office:value-type="float" office:value="359.18" calcext:value-type="float">
            <text:p>359.18</text:p>
          </table:table-cell>
          <table:table-cell table:number-columns-repeated="3"/>
          <table:table-cell office:value-type="float" office:value="354.617" calcext:value-type="float">
            <text:p>354.62</text:p>
          </table:table-cell>
          <table:table-cell table:formula="of:=[.G28]/[.$G$34]" office:value-type="float" office:value="0.0290850690925918" calcext:value-type="float">
            <text:p>0.0291</text:p>
          </table:table-cell>
          <table:table-cell table:formula="of:=[.G28]+[.I27]" office:value-type="float" office:value="10437.299" calcext:value-type="float">
            <text:p>10,437.30</text:p>
          </table:table-cell>
          <table:table-cell table:formula="of:=[.H28]+[.J27]" office:value-type="float" office:value="0.856049096786221" calcext:value-type="float">
            <text:p>0.8560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4.617" calcext:value-type="float">
            <text:p>354.62</text:p>
          </table:table-cell>
          <table:table-cell table:style-name="ce5" office:value-type="float" office:value="358.185" calcext:value-type="float">
            <text:p>358.19</text:p>
          </table:table-cell>
          <table:table-cell table:number-columns-repeated="3"/>
          <table:table-cell office:value-type="float" office:value="352.828" calcext:value-type="float">
            <text:p>352.83</text:p>
          </table:table-cell>
          <table:table-cell table:formula="of:=[.G29]/[.$G$34]" office:value-type="float" office:value="0.0289383384265305" calcext:value-type="float">
            <text:p>0.0289</text:p>
          </table:table-cell>
          <table:table-cell table:formula="of:=[.G29]+[.I28]" office:value-type="float" office:value="10790.127" calcext:value-type="float">
            <text:p>10,790.13</text:p>
          </table:table-cell>
          <table:table-cell table:formula="of:=[.H29]+[.J28]" office:value-type="float" office:value="0.884987435212752" calcext:value-type="float">
            <text:p>0.8850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2.828" calcext:value-type="float">
            <text:p>352.83</text:p>
          </table:table-cell>
          <table:table-cell table:style-name="ce5" office:value-type="float" office:value="357.628" calcext:value-type="float">
            <text:p>357.63</text:p>
          </table:table-cell>
          <table:table-cell table:number-columns-repeated="3"/>
          <table:table-cell office:value-type="float" office:value="351.101" calcext:value-type="float">
            <text:p>351.10</text:p>
          </table:table-cell>
          <table:table-cell table:formula="of:=[.G30]/[.$G$34]" office:value-type="float" office:value="0.0287966928925519" calcext:value-type="float">
            <text:p>0.0288</text:p>
          </table:table-cell>
          <table:table-cell table:formula="of:=[.G30]+[.I29]" office:value-type="float" office:value="11141.228" calcext:value-type="float">
            <text:p>11,141.23</text:p>
          </table:table-cell>
          <table:table-cell table:formula="of:=[.H30]+[.J29]" office:value-type="float" office:value="0.913784128105304" calcext:value-type="float">
            <text:p>0.9138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1.101" calcext:value-type="float">
            <text:p>351.10</text:p>
          </table:table-cell>
          <table:table-cell table:style-name="ce5" office:value-type="float" office:value="357.849" calcext:value-type="float">
            <text:p>357.85</text:p>
          </table:table-cell>
          <table:table-cell table:number-columns-repeated="3"/>
          <table:table-cell office:value-type="float" office:value="351.07" calcext:value-type="float">
            <text:p>351.07</text:p>
          </table:table-cell>
          <table:table-cell table:formula="of:=[.G31]/[.$G$34]" office:value-type="float" office:value="0.0287941503265106" calcext:value-type="float">
            <text:p>0.0288</text:p>
          </table:table-cell>
          <table:table-cell table:formula="of:=[.G31]+[.I30]" office:value-type="float" office:value="11492.298" calcext:value-type="float">
            <text:p>11,492.30</text:p>
          </table:table-cell>
          <table:table-cell table:formula="of:=[.H31]+[.J30]" office:value-type="float" office:value="0.942578278431814" calcext:value-type="float">
            <text:p>0.9426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1.07" calcext:value-type="float">
            <text:p>351.07</text:p>
          </table:table-cell>
          <table:table-cell table:style-name="ce5" office:value-type="float" office:value="358.153" calcext:value-type="float">
            <text:p>358.15</text:p>
          </table:table-cell>
          <table:table-cell table:number-columns-repeated="3"/>
          <table:table-cell office:value-type="float" office:value="350.182" calcext:value-type="float">
            <text:p>350.18</text:p>
          </table:table-cell>
          <table:table-cell table:formula="of:=[.G32]/[.$G$34]" office:value-type="float" office:value="0.028721318112166" calcext:value-type="float">
            <text:p>0.0287</text:p>
          </table:table-cell>
          <table:table-cell table:formula="of:=[.G32]+[.I31]" office:value-type="float" office:value="11842.48" calcext:value-type="float">
            <text:p>11,842.48</text:p>
          </table:table-cell>
          <table:table-cell table:formula="of:=[.H32]+[.J31]" office:value-type="float" office:value="0.97129959654398" calcext:value-type="float">
            <text:p>0.971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50.182" calcext:value-type="float">
            <text:p>350.18</text:p>
          </table:table-cell>
          <table:table-cell table:style-name="ce5" office:value-type="float" office:value="355.68" calcext:value-type="float">
            <text:p>355.68</text:p>
          </table:table-cell>
          <table:table-cell table:number-columns-repeated="3"/>
          <table:table-cell office:value-type="float" office:value="349.927" calcext:value-type="float">
            <text:p>349.93</text:p>
          </table:table-cell>
          <table:table-cell table:formula="of:=[.G33]/[.$G$34]" office:value-type="float" office:value="0.0287004034560198" calcext:value-type="float">
            <text:p>0.0287</text:p>
          </table:table-cell>
          <table:table-cell table:formula="of:=[.G33]+[.I32]" office:value-type="float" office:value="12192.407" calcext:value-type="float">
            <text:p>12,192.41</text:p>
          </table:table-cell>
          <table:table-cell table:style-name="ce17" table:formula="of:=[.H33]+[.J32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349.927" calcext:value-type="float">
            <text:p>349.93</text:p>
          </table:table-cell>
          <table:table-cell table:style-name="ce5" office:value-type="float" office:value="354.067" calcext:value-type="float">
            <text:p>354.07</text:p>
          </table:table-cell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2" table:formula="of:=SUM([.G4:.G33])" office:value-type="float" office:value="12192.407" calcext:value-type="float">
            <text:p>12192.41</text:p>
          </table:table-cell>
          <table:table-cell table:style-name="ce15" table:formula="of:=SUM([.H4:.H33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 table:number-columns-spanned="15" table:number-rows-spanned="1">
            <text:p>read/write</text:p>
          </table:table-cell>
          <table:covered-table-cell table:number-columns-repeated="4" table:style-name="Default"/>
          <table:covered-table-cell table:number-columns-repeated="2"/>
          <table:covered-table-cell table:style-name="Default"/>
          <table:covered-table-cell/>
          <table:covered-table-cell table:number-columns-repeated="6" table:style-name="Default"/>
        </table:table-row>
        <table:table-row table:style-name="ro1">
          <table:table-cell table:number-columns-repeated="5"/>
          <table:table-cell table:style-name="ce8"/>
          <table:table-cell table:style-name="ce11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 table:number-columns-repeated="6"/>
          <table:table-cell office:value-type="float" office:value="469.539" calcext:value-type="float">
            <text:p>469.54</text:p>
          </table:table-cell>
          <table:table-cell table:formula="of:=[.G39]/[.$G$69]" office:value-type="float" office:value="0.0387610920160599" calcext:value-type="float">
            <text:p>0.0388</text:p>
          </table:table-cell>
          <table:table-cell table:formula="of:=[.G39]" office:value-type="float" office:value="469.539" calcext:value-type="float">
            <text:p>469.54</text:p>
          </table:table-cell>
          <table:table-cell table:formula="of:=[.H39]" office:value-type="float" office:value="0.0387610920160599" calcext:value-type="float">
            <text:p>0.0388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formula="of:=MAX([.C5:.C34])" office:value-type="float" office:value="630.51" calcext:value-type="float">
            <text:p>630.51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469.063" calcext:value-type="float">
            <text:p>469.06</text:p>
          </table:table-cell>
          <table:table-cell table:formula="of:=[.G40]/[.$G$69]" office:value-type="float" office:value="0.0387217975595831" calcext:value-type="float">
            <text:p>0.0387</text:p>
          </table:table-cell>
          <table:table-cell table:formula="of:=[.G40]+[.I39]" office:value-type="float" office:value="938.602" calcext:value-type="float">
            <text:p>938.60</text:p>
          </table:table-cell>
          <table:table-cell table:formula="of:=[.H40]+[.J39]" office:value-type="float" office:value="0.077482889575643" calcext:value-type="float">
            <text:p>0.0775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formula="of:=MIN([.C5:.C34])" office:value-type="float" office:value="353.701" calcext:value-type="float">
            <text:p>353.701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493.14" calcext:value-type="float">
            <text:p>493.14</text:p>
          </table:table-cell>
          <table:table-cell table:formula="of:=[.G41]/[.$G$69]" office:value-type="float" office:value="0.0407093871154468" calcext:value-type="float">
            <text:p>0.0407</text:p>
          </table:table-cell>
          <table:table-cell table:formula="of:=[.G41]+[.I40]" office:value-type="float" office:value="1431.742" calcext:value-type="float">
            <text:p>1,431.74</text:p>
          </table:table-cell>
          <table:table-cell table:formula="of:=[.H41]+[.J40]" office:value-type="float" office:value="0.11819227669109" calcext:value-type="float">
            <text:p>0.1182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formula="of:=[.N39]-[.N40]" office:value-type="float" office:value="276.809" calcext:value-type="float">
            <text:p>276.809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461.354" calcext:value-type="float">
            <text:p>461.35</text:p>
          </table:table-cell>
          <table:table-cell table:formula="of:=[.G42]/[.$G$69]" office:value-type="float" office:value="0.0380854089776936" calcext:value-type="float">
            <text:p>0.0381</text:p>
          </table:table-cell>
          <table:table-cell table:formula="of:=[.G42]+[.I41]" office:value-type="float" office:value="1893.096" calcext:value-type="float">
            <text:p>1,893.10</text:p>
          </table:table-cell>
          <table:table-cell table:formula="of:=[.H42]+[.J41]" office:value-type="float" office:value="0.156277685668783" calcext:value-type="float">
            <text:p>0.1563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24" table:formula="of:=1+3.3*LOG10([.G69])" office:value-type="float" office:value="14.4748097002961" calcext:value-type="float">
            <text:p>14.47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499.829" calcext:value-type="float">
            <text:p>499.83</text:p>
          </table:table-cell>
          <table:table-cell table:formula="of:=[.G43]/[.$G$69]" office:value-type="float" office:value="0.0412615732906003" calcext:value-type="float">
            <text:p>0.0413</text:p>
          </table:table-cell>
          <table:table-cell table:formula="of:=[.G43]+[.I42]" office:value-type="float" office:value="2392.925" calcext:value-type="float">
            <text:p>2,392.93</text:p>
          </table:table-cell>
          <table:table-cell table:formula="of:=[.H43]+[.J42]" office:value-type="float" office:value="0.197539258959384" calcext:value-type="float">
            <text:p>0.1975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41]/([.N42]-1)" office:value-type="float" office:value="20.5427019866498" calcext:value-type="float">
            <text:p>20.5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508.222" calcext:value-type="float">
            <text:p>508.22</text:p>
          </table:table-cell>
          <table:table-cell table:formula="of:=[.G44]/[.$G$69]" office:value-type="float" office:value="0.0419544270158304" calcext:value-type="float">
            <text:p>0.0420</text:p>
          </table:table-cell>
          <table:table-cell table:formula="of:=[.G44]+[.I43]" office:value-type="float" office:value="2901.147" calcext:value-type="float">
            <text:p>2,901.15</text:p>
          </table:table-cell>
          <table:table-cell table:formula="of:=[.H44]+[.J43]" office:value-type="float" office:value="0.239493685975214" calcext:value-type="float">
            <text:p>0.2395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40]-([.N43]/2)" office:value-type="float" office:value="343.429649006675" calcext:value-type="float">
            <text:p>343.43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84.514" calcext:value-type="float">
            <text:p>384.51</text:p>
          </table:table-cell>
          <table:table-cell table:formula="of:=[.G45]/[.$G$69]" office:value-type="float" office:value="0.031742161003587" calcext:value-type="float">
            <text:p>0.0317</text:p>
          </table:table-cell>
          <table:table-cell table:formula="of:=[.G45]+[.I44]" office:value-type="float" office:value="3285.661" calcext:value-type="float">
            <text:p>3,285.66</text:p>
          </table:table-cell>
          <table:table-cell table:formula="of:=[.H45]+[.J44]" office:value-type="float" office:value="0.271235846978801" calcext:value-type="float">
            <text:p>0.2712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407.587" calcext:value-type="float">
            <text:p>407.59</text:p>
          </table:table-cell>
          <table:table-cell table:formula="of:=[.G46]/[.$G$69]" office:value-type="float" office:value="0.0336468689747812" calcext:value-type="float">
            <text:p>0.0336</text:p>
          </table:table-cell>
          <table:table-cell table:formula="of:=[.G46]+[.I45]" office:value-type="float" office:value="3693.248" calcext:value-type="float">
            <text:p>3,693.25</text:p>
          </table:table-cell>
          <table:table-cell table:formula="of:=[.H46]+[.J45]" office:value-type="float" office:value="0.304882715953582" calcext:value-type="float">
            <text:p>0.3049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read/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 table:number-columns-repeated="6"/>
          <table:table-cell office:value-type="float" office:value="439.315" calcext:value-type="float">
            <text:p>439.32</text:p>
          </table:table-cell>
          <table:table-cell table:formula="of:=[.G47]/[.$G$69]" office:value-type="float" office:value="0.0362660591325435" calcext:value-type="float">
            <text:p>0.0363</text:p>
          </table:table-cell>
          <table:table-cell table:formula="of:=[.G47]+[.I46]" office:value-type="float" office:value="4132.563" calcext:value-type="float">
            <text:p>4,132.56</text:p>
          </table:table-cell>
          <table:table-cell table:formula="of:=[.H47]+[.J46]" office:value-type="float" office:value="0.341148775086126" calcext:value-type="float">
            <text:p>0.341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[.N44]" office:value-type="float" office:value="343.429649006675" calcext:value-type="float">
            <text:p>343.43</text:p>
          </table:table-cell>
          <table:table-cell table:style-name="ce25" office:value-type="string" calcext:value-type="string">
            <text:p>--|</text:p>
          </table:table-cell>
          <table:table-cell table:formula="of:=[.M47]+[.$N$43]" office:value-type="float" office:value="363.972350993325" calcext:value-type="float">
            <text:p>363.97</text:p>
          </table:table-cell>
          <table:table-cell table:formula="of:=([.M47]+[.O47])/2" office:value-type="float" office:value="353.701" calcext:value-type="float">
            <text:p>353.70</text:p>
          </table:table-cell>
          <table:table-cell table:number-matrix-columns-spanned="1" table:number-matrix-rows-spanned="16" table:formula="of:=FREQUENCY([.C5:.C34];[.P47:.P61])" office:value-type="float" office:value="1" calcext:value-type="float">
            <text:p>1</text:p>
          </table:table-cell>
          <table:table-cell table:formula="of:=[.Q47]/[.$Q$63]" office:value-type="float" office:value="0.0333333333333333" calcext:value-type="float">
            <text:p>0.0333</text:p>
          </table:table-cell>
          <table:table-cell table:formula="of:=[.Q47]" office:value-type="float" office:value="1" calcext:value-type="float">
            <text:p>1</text:p>
          </table:table-cell>
          <table:table-cell table:formula="of:=[.R47]" office:value-type="float" office:value="0.0333333333333333" calcext:value-type="float">
            <text:p>0.0333</text:p>
          </table:table-cell>
        </table:table-row>
        <table:table-row table:style-name="ro1">
          <table:table-cell table:number-columns-repeated="6"/>
          <table:table-cell office:value-type="float" office:value="630.51" calcext:value-type="float">
            <text:p>630.51</text:p>
          </table:table-cell>
          <table:table-cell table:formula="of:=[.G48]/[.$G$69]" office:value-type="float" office:value="0.0520494700696767" calcext:value-type="float">
            <text:p>0.0520</text:p>
          </table:table-cell>
          <table:table-cell table:formula="of:=[.G48]+[.I47]" office:value-type="float" office:value="4763.073" calcext:value-type="float">
            <text:p>4,763.07</text:p>
          </table:table-cell>
          <table:table-cell table:formula="of:=[.H48]+[.J47]" office:value-type="float" office:value="0.393198245155803" calcext:value-type="float">
            <text:p>0.3932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formula="of:=[.O47]" office:value-type="float" office:value="363.972350993325" calcext:value-type="float">
            <text:p>363.97</text:p>
          </table:table-cell>
          <table:table-cell table:style-name="ce25" office:value-type="string" calcext:value-type="string">
            <text:p>--|</text:p>
          </table:table-cell>
          <table:table-cell table:formula="of:=[.M48]+[.$N$43]" office:value-type="float" office:value="384.515052979975" calcext:value-type="float">
            <text:p>384.52</text:p>
          </table:table-cell>
          <table:table-cell table:formula="of:=([.M48]+[.O48])/2" office:value-type="float" office:value="374.24370198665" calcext:value-type="float">
            <text:p>374.24</text:p>
          </table:table-cell>
          <table:table-cell office:value-type="float" office:value="15" calcext:value-type="float">
            <text:p>15</text:p>
          </table:table-cell>
          <table:table-cell table:formula="of:=[.Q48]/[.$Q$63]" office:value-type="float" office:value="0.5" calcext:value-type="float">
            <text:p>0.5000</text:p>
          </table:table-cell>
          <table:table-cell table:formula="of:=[.Q48]+[.S47]" office:value-type="float" office:value="16" calcext:value-type="float">
            <text:p>16</text:p>
          </table:table-cell>
          <table:table-cell table:formula="of:=[.R48]+[.T47]" office:value-type="float" office:value="0.533333333333333" calcext:value-type="float">
            <text:p>0.5333</text:p>
          </table:table-cell>
        </table:table-row>
        <table:table-row table:style-name="ro1">
          <table:table-cell table:number-columns-repeated="6"/>
          <table:table-cell office:value-type="float" office:value="366.064" calcext:value-type="float">
            <text:p>366.06</text:p>
          </table:table-cell>
          <table:table-cell table:formula="of:=[.G49]/[.$G$69]" office:value-type="float" office:value="0.0302190880582166" calcext:value-type="float">
            <text:p>0.0302</text:p>
          </table:table-cell>
          <table:table-cell table:formula="of:=[.G49]+[.I48]" office:value-type="float" office:value="5129.137" calcext:value-type="float">
            <text:p>5,129.14</text:p>
          </table:table-cell>
          <table:table-cell table:formula="of:=[.H49]+[.J48]" office:value-type="float" office:value="0.423417333214019" calcext:value-type="float">
            <text:p>0.423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formula="of:=[.O48]" office:value-type="float" office:value="384.515052979975" calcext:value-type="float">
            <text:p>384.52</text:p>
          </table:table-cell>
          <table:table-cell table:style-name="ce25" office:value-type="string" calcext:value-type="string">
            <text:p>--|</text:p>
          </table:table-cell>
          <table:table-cell table:formula="of:=[.M49]+[.$N$43]" office:value-type="float" office:value="405.057754966624" calcext:value-type="float">
            <text:p>405.06</text:p>
          </table:table-cell>
          <table:table-cell table:formula="of:=([.M49]+[.O49])/2" office:value-type="float" office:value="394.7864039733" calcext:value-type="float">
            <text:p>394.79</text:p>
          </table:table-cell>
          <table:table-cell office:value-type="float" office:value="3" calcext:value-type="float">
            <text:p>3</text:p>
          </table:table-cell>
          <table:table-cell table:formula="of:=[.Q49]/[.$Q$63]" office:value-type="float" office:value="0.1" calcext:value-type="float">
            <text:p>0.1000</text:p>
          </table:table-cell>
          <table:table-cell table:formula="of:=[.Q49]+[.S48]" office:value-type="float" office:value="19" calcext:value-type="float">
            <text:p>19</text:p>
          </table:table-cell>
          <table:table-cell table:formula="of:=[.R49]+[.T48]" office:value-type="float" office:value="0.633333333333333" calcext:value-type="float">
            <text:p>0.6333</text:p>
          </table:table-cell>
        </table:table-row>
        <table:table-row table:style-name="ro1">
          <table:table-cell table:number-columns-repeated="6"/>
          <table:table-cell office:value-type="float" office:value="371.895" calcext:value-type="float">
            <text:p>371.90</text:p>
          </table:table-cell>
          <table:table-cell table:formula="of:=[.G50]/[.$G$69]" office:value-type="float" office:value="0.0307004451500569" calcext:value-type="float">
            <text:p>0.0307</text:p>
          </table:table-cell>
          <table:table-cell table:formula="of:=[.G50]+[.I49]" office:value-type="float" office:value="5501.032" calcext:value-type="float">
            <text:p>5,501.03</text:p>
          </table:table-cell>
          <table:table-cell table:formula="of:=[.H50]+[.J49]" office:value-type="float" office:value="0.454117778364076" calcext:value-type="float">
            <text:p>0.4541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formula="of:=[.O49]" office:value-type="float" office:value="405.057754966624" calcext:value-type="float">
            <text:p>405.06</text:p>
          </table:table-cell>
          <table:table-cell table:style-name="ce25" office:value-type="string" calcext:value-type="string">
            <text:p>--|</text:p>
          </table:table-cell>
          <table:table-cell table:formula="of:=[.M50]+[.$N$43]" office:value-type="float" office:value="425.600456953274" calcext:value-type="float">
            <text:p>425.60</text:p>
          </table:table-cell>
          <table:table-cell table:formula="of:=([.M50]+[.O50])/2" office:value-type="float" office:value="415.329105959949" calcext:value-type="float">
            <text:p>415.33</text:p>
          </table:table-cell>
          <table:table-cell office:value-type="float" office:value="2" calcext:value-type="float">
            <text:p>2</text:p>
          </table:table-cell>
          <table:table-cell table:formula="of:=[.Q50]/[.$Q$63]" office:value-type="float" office:value="0.0666666666666667" calcext:value-type="float">
            <text:p>0.0667</text:p>
          </table:table-cell>
          <table:table-cell table:formula="of:=[.Q50]+[.S49]" office:value-type="float" office:value="21" calcext:value-type="float">
            <text:p>21</text:p>
          </table:table-cell>
          <table:table-cell table:formula="of:=[.R50]+[.T49]" office:value-type="float" office:value="0.7" calcext:value-type="float">
            <text:p>0.7000</text:p>
          </table:table-cell>
        </table:table-row>
        <table:table-row table:style-name="ro1">
          <table:table-cell table:number-columns-repeated="6"/>
          <table:table-cell office:value-type="float" office:value="389.018" calcext:value-type="float">
            <text:p>389.02</text:p>
          </table:table-cell>
          <table:table-cell table:formula="of:=[.G51]/[.$G$69]" office:value-type="float" office:value="0.0321139724152916" calcext:value-type="float">
            <text:p>0.0321</text:p>
          </table:table-cell>
          <table:table-cell table:formula="of:=[.G51]+[.I50]" office:value-type="float" office:value="5890.05" calcext:value-type="float">
            <text:p>5,890.05</text:p>
          </table:table-cell>
          <table:table-cell table:formula="of:=[.H51]+[.J50]" office:value-type="float" office:value="0.486231750779368" calcext:value-type="float">
            <text:p>0.4862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formula="of:=[.O50]" office:value-type="float" office:value="425.600456953274" calcext:value-type="float">
            <text:p>425.60</text:p>
          </table:table-cell>
          <table:table-cell table:style-name="ce25" office:value-type="string" calcext:value-type="string">
            <text:p>--|</text:p>
          </table:table-cell>
          <table:table-cell table:formula="of:=[.M51]+[.$N$43]" office:value-type="float" office:value="446.143158939924" calcext:value-type="float">
            <text:p>446.14</text:p>
          </table:table-cell>
          <table:table-cell table:formula="of:=([.M51]+[.O51])/2" office:value-type="float" office:value="435.871807946599" calcext:value-type="float">
            <text:p>435.87</text:p>
          </table:table-cell>
          <table:table-cell office:value-type="float" office:value="0" calcext:value-type="float">
            <text:p>0</text:p>
          </table:table-cell>
          <table:table-cell table:formula="of:=[.Q51]/[.$Q$63]" office:value-type="float" office:value="0" calcext:value-type="float">
            <text:p>0.0000</text:p>
          </table:table-cell>
          <table:table-cell table:formula="of:=[.Q51]+[.S50]" office:value-type="float" office:value="21" calcext:value-type="float">
            <text:p>21</text:p>
          </table:table-cell>
          <table:table-cell table:formula="of:=[.R51]+[.T50]" office:value-type="float" office:value="0.7" calcext:value-type="float">
            <text:p>0.7000</text:p>
          </table:table-cell>
        </table:table-row>
        <table:table-row table:style-name="ro1">
          <table:table-cell table:number-columns-repeated="6"/>
          <table:table-cell office:value-type="float" office:value="382.082" calcext:value-type="float">
            <text:p>382.08</text:p>
          </table:table-cell>
          <table:table-cell table:formula="of:=[.G52]/[.$G$69]" office:value-type="float" office:value="0.0315413960494872" calcext:value-type="float">
            <text:p>0.0315</text:p>
          </table:table-cell>
          <table:table-cell table:formula="of:=[.G52]+[.I51]" office:value-type="float" office:value="6272.132" calcext:value-type="float">
            <text:p>6,272.13</text:p>
          </table:table-cell>
          <table:table-cell table:formula="of:=[.H52]+[.J51]" office:value-type="float" office:value="0.517773146828855" calcext:value-type="float">
            <text:p>0.5178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formula="of:=[.O51]" office:value-type="float" office:value="446.143158939924" calcext:value-type="float">
            <text:p>446.14</text:p>
          </table:table-cell>
          <table:table-cell table:style-name="ce25" office:value-type="string" calcext:value-type="string">
            <text:p>--|</text:p>
          </table:table-cell>
          <table:table-cell table:formula="of:=[.M52]+[.$N$43]" office:value-type="float" office:value="466.685860926574" calcext:value-type="float">
            <text:p>466.69</text:p>
          </table:table-cell>
          <table:table-cell table:formula="of:=([.M52]+[.O52])/2" office:value-type="float" office:value="456.414509933249" calcext:value-type="float">
            <text:p>456.41</text:p>
          </table:table-cell>
          <table:table-cell office:value-type="float" office:value="2" calcext:value-type="float">
            <text:p>2</text:p>
          </table:table-cell>
          <table:table-cell table:formula="of:=[.Q52]/[.$Q$63]" office:value-type="float" office:value="0.0666666666666667" calcext:value-type="float">
            <text:p>0.0667</text:p>
          </table:table-cell>
          <table:table-cell table:formula="of:=[.Q52]+[.S51]" office:value-type="float" office:value="23" calcext:value-type="float">
            <text:p>23</text:p>
          </table:table-cell>
          <table:table-cell table:formula="of:=[.R52]+[.T51]" office:value-type="float" office:value="0.766666666666667" calcext:value-type="float">
            <text:p>0.7667</text:p>
          </table:table-cell>
        </table:table-row>
        <table:table-row table:style-name="ro1">
          <table:table-cell table:number-columns-repeated="6"/>
          <table:table-cell office:value-type="float" office:value="438.252" calcext:value-type="float">
            <text:p>438.25</text:p>
          </table:table-cell>
          <table:table-cell table:formula="of:=[.G53]/[.$G$69]" office:value-type="float" office:value="0.036178307016504" calcext:value-type="float">
            <text:p>0.0362</text:p>
          </table:table-cell>
          <table:table-cell table:formula="of:=[.G53]+[.I52]" office:value-type="float" office:value="6710.384" calcext:value-type="float">
            <text:p>6,710.38</text:p>
          </table:table-cell>
          <table:table-cell table:formula="of:=[.H53]+[.J52]" office:value-type="float" office:value="0.553951453845359" calcext:value-type="float">
            <text:p>0.5540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formula="of:=[.O52]" office:value-type="float" office:value="466.685860926574" calcext:value-type="float">
            <text:p>466.69</text:p>
          </table:table-cell>
          <table:table-cell table:style-name="ce25" office:value-type="string" calcext:value-type="string">
            <text:p>--|</text:p>
          </table:table-cell>
          <table:table-cell table:formula="of:=[.M53]+[.$N$43]" office:value-type="float" office:value="487.228562913224" calcext:value-type="float">
            <text:p>487.23</text:p>
          </table:table-cell>
          <table:table-cell table:formula="of:=([.M53]+[.O53])/2" office:value-type="float" office:value="476.957211919899" calcext:value-type="float">
            <text:p>476.96</text:p>
          </table:table-cell>
          <table:table-cell office:value-type="float" office:value="3" calcext:value-type="float">
            <text:p>3</text:p>
          </table:table-cell>
          <table:table-cell table:formula="of:=[.Q53]/[.$Q$63]" office:value-type="float" office:value="0.1" calcext:value-type="float">
            <text:p>0.1000</text:p>
          </table:table-cell>
          <table:table-cell table:formula="of:=[.Q53]+[.S52]" office:value-type="float" office:value="26" calcext:value-type="float">
            <text:p>26</text:p>
          </table:table-cell>
          <table:table-cell table:formula="of:=[.R53]+[.T52]" office:value-type="float" office:value="0.866666666666667" calcext:value-type="float">
            <text:p>0.8667</text:p>
          </table:table-cell>
        </table:table-row>
        <table:table-row table:style-name="ro1">
          <table:table-cell table:number-columns-repeated="6"/>
          <table:table-cell office:value-type="float" office:value="396.261" calcext:value-type="float">
            <text:p>396.26</text:p>
          </table:table-cell>
          <table:table-cell table:formula="of:=[.G54]/[.$G$69]" office:value-type="float" office:value="0.0327118920544958" calcext:value-type="float">
            <text:p>0.0327</text:p>
          </table:table-cell>
          <table:table-cell table:formula="of:=[.G54]+[.I53]" office:value-type="float" office:value="7106.645" calcext:value-type="float">
            <text:p>7,106.65</text:p>
          </table:table-cell>
          <table:table-cell table:formula="of:=[.H54]+[.J53]" office:value-type="float" office:value="0.586663345899855" calcext:value-type="float">
            <text:p>0.5867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formula="of:=[.O53]" office:value-type="float" office:value="487.228562913224" calcext:value-type="float">
            <text:p>487.23</text:p>
          </table:table-cell>
          <table:table-cell table:style-name="ce25" office:value-type="string" calcext:value-type="string">
            <text:p>--|</text:p>
          </table:table-cell>
          <table:table-cell table:formula="of:=[.M54]+[.$N$43]" office:value-type="float" office:value="507.771264899873" calcext:value-type="float">
            <text:p>507.77</text:p>
          </table:table-cell>
          <table:table-cell table:formula="of:=([.M54]+[.O54])/2" office:value-type="float" office:value="497.499913906548" calcext:value-type="float">
            <text:p>497.50</text:p>
          </table:table-cell>
          <table:table-cell office:value-type="float" office:value="1" calcext:value-type="float">
            <text:p>1</text:p>
          </table:table-cell>
          <table:table-cell table:formula="of:=[.Q54]/[.$Q$63]" office:value-type="float" office:value="0.0333333333333333" calcext:value-type="float">
            <text:p>0.0333</text:p>
          </table:table-cell>
          <table:table-cell table:formula="of:=[.Q54]+[.S53]" office:value-type="float" office:value="27" calcext:value-type="float">
            <text:p>27</text:p>
          </table:table-cell>
          <table:table-cell table:formula="of:=[.R54]+[.T53]" office:value-type="float" office:value="0.9" calcext:value-type="float">
            <text:p>0.9000</text:p>
          </table:table-cell>
        </table:table-row>
        <table:table-row table:style-name="ro1">
          <table:table-cell table:number-columns-repeated="6"/>
          <table:table-cell office:value-type="float" office:value="353.701" calcext:value-type="float">
            <text:p>353.70</text:p>
          </table:table-cell>
          <table:table-cell table:formula="of:=[.G55]/[.$G$69]" office:value-type="float" office:value="0.0291985053577496" calcext:value-type="float">
            <text:p>0.0292</text:p>
          </table:table-cell>
          <table:table-cell table:formula="of:=[.G55]+[.I54]" office:value-type="float" office:value="7460.346" calcext:value-type="float">
            <text:p>7,460.35</text:p>
          </table:table-cell>
          <table:table-cell table:formula="of:=[.H55]+[.J54]" office:value-type="float" office:value="0.615861851257604" calcext:value-type="float">
            <text:p>0.6159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formula="of:=[.O54]" office:value-type="float" office:value="507.771264899873" calcext:value-type="float">
            <text:p>507.77</text:p>
          </table:table-cell>
          <table:table-cell table:style-name="ce25" office:value-type="string" calcext:value-type="string">
            <text:p>--|</text:p>
          </table:table-cell>
          <table:table-cell table:formula="of:=[.M55]+[.$N$43]" office:value-type="float" office:value="528.313966886523" calcext:value-type="float">
            <text:p>528.31</text:p>
          </table:table-cell>
          <table:table-cell table:formula="of:=([.M55]+[.O55])/2" office:value-type="float" office:value="518.042615893198" calcext:value-type="float">
            <text:p>518.04</text:p>
          </table:table-cell>
          <table:table-cell office:value-type="float" office:value="2" calcext:value-type="float">
            <text:p>2</text:p>
          </table:table-cell>
          <table:table-cell table:formula="of:=[.Q55]/[.$Q$63]" office:value-type="float" office:value="0.0666666666666667" calcext:value-type="float">
            <text:p>0.0667</text:p>
          </table:table-cell>
          <table:table-cell table:formula="of:=[.Q55]+[.S54]" office:value-type="float" office:value="29" calcext:value-type="float">
            <text:p>29</text:p>
          </table:table-cell>
          <table:table-cell table:formula="of:=[.R55]+[.T54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248" calcext:value-type="float">
            <text:p>356.25</text:p>
          </table:table-cell>
          <table:table-cell table:formula="of:=[.G56]/[.$G$69]" office:value-type="float" office:value="0.029408763720452" calcext:value-type="float">
            <text:p>0.0294</text:p>
          </table:table-cell>
          <table:table-cell table:formula="of:=[.G56]+[.I55]" office:value-type="float" office:value="7816.594" calcext:value-type="float">
            <text:p>7,816.59</text:p>
          </table:table-cell>
          <table:table-cell table:formula="of:=[.H56]+[.J55]" office:value-type="float" office:value="0.645270614978056" calcext:value-type="float">
            <text:p>0.6453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formula="of:=[.O55]" office:value-type="float" office:value="528.313966886523" calcext:value-type="float">
            <text:p>528.31</text:p>
          </table:table-cell>
          <table:table-cell table:style-name="ce25" office:value-type="string" calcext:value-type="string">
            <text:p>--|</text:p>
          </table:table-cell>
          <table:table-cell table:formula="of:=[.M56]+[.$N$43]" office:value-type="float" office:value="548.856668873173" calcext:value-type="float">
            <text:p>548.86</text:p>
          </table:table-cell>
          <table:table-cell table:formula="of:=([.M56]+[.O56])/2" office:value-type="float" office:value="538.585317879848" calcext:value-type="float">
            <text:p>538.59</text:p>
          </table:table-cell>
          <table:table-cell office:value-type="float" office:value="0" calcext:value-type="float">
            <text:p>0</text:p>
          </table:table-cell>
          <table:table-cell table:formula="of:=[.Q56]/[.$Q$63]" office:value-type="float" office:value="0" calcext:value-type="float">
            <text:p>0.0000</text:p>
          </table:table-cell>
          <table:table-cell table:formula="of:=[.Q56]+[.S55]" office:value-type="float" office:value="29" calcext:value-type="float">
            <text:p>29</text:p>
          </table:table-cell>
          <table:table-cell table:formula="of:=[.R56]+[.T55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34" calcext:value-type="float">
            <text:p>356.34</text:p>
          </table:table-cell>
          <table:table-cell table:formula="of:=[.G57]/[.$G$69]" office:value-type="float" office:value="0.029416358447334" calcext:value-type="float">
            <text:p>0.0294</text:p>
          </table:table-cell>
          <table:table-cell table:formula="of:=[.G57]+[.I56]" office:value-type="float" office:value="8172.934" calcext:value-type="float">
            <text:p>8,172.93</text:p>
          </table:table-cell>
          <table:table-cell table:formula="of:=[.H57]+[.J56]" office:value-type="float" office:value="0.67468697342539" calcext:value-type="float">
            <text:p>0.6747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formula="of:=[.O56]" office:value-type="float" office:value="548.856668873173" calcext:value-type="float">
            <text:p>548.86</text:p>
          </table:table-cell>
          <table:table-cell table:style-name="ce25" office:value-type="string" calcext:value-type="string">
            <text:p>--|</text:p>
          </table:table-cell>
          <table:table-cell table:formula="of:=[.M57]+[.$N$43]" office:value-type="float" office:value="569.399370859823" calcext:value-type="float">
            <text:p>569.40</text:p>
          </table:table-cell>
          <table:table-cell table:formula="of:=([.M57]+[.O57])/2" office:value-type="float" office:value="559.128019866498" calcext:value-type="float">
            <text:p>559.13</text:p>
          </table:table-cell>
          <table:table-cell office:value-type="float" office:value="0" calcext:value-type="float">
            <text:p>0</text:p>
          </table:table-cell>
          <table:table-cell table:formula="of:=[.Q57]/[.$Q$63]" office:value-type="float" office:value="0" calcext:value-type="float">
            <text:p>0.0000</text:p>
          </table:table-cell>
          <table:table-cell table:formula="of:=[.Q57]+[.S56]" office:value-type="float" office:value="29" calcext:value-type="float">
            <text:p>29</text:p>
          </table:table-cell>
          <table:table-cell table:formula="of:=[.R57]+[.T56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67.382" calcext:value-type="float">
            <text:p>367.38</text:p>
          </table:table-cell>
          <table:table-cell table:formula="of:=[.G58]/[.$G$69]" office:value-type="float" office:value="0.03032789077594" calcext:value-type="float">
            <text:p>0.0303</text:p>
          </table:table-cell>
          <table:table-cell table:formula="of:=[.G58]+[.I57]" office:value-type="float" office:value="8540.316" calcext:value-type="float">
            <text:p>8,540.32</text:p>
          </table:table-cell>
          <table:table-cell table:formula="of:=[.H58]+[.J57]" office:value-type="float" office:value="0.70501486420133" calcext:value-type="float">
            <text:p>0.7050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formula="of:=[.O57]" office:value-type="float" office:value="569.399370859823" calcext:value-type="float">
            <text:p>569.40</text:p>
          </table:table-cell>
          <table:table-cell table:style-name="ce25" office:value-type="string" calcext:value-type="string">
            <text:p>--|</text:p>
          </table:table-cell>
          <table:table-cell table:formula="of:=[.M58]+[.$N$43]" office:value-type="float" office:value="589.942072846473" calcext:value-type="float">
            <text:p>589.94</text:p>
          </table:table-cell>
          <table:table-cell table:formula="of:=([.M58]+[.O58])/2" office:value-type="float" office:value="579.670721853148" calcext:value-type="float">
            <text:p>579.67</text:p>
          </table:table-cell>
          <table:table-cell office:value-type="float" office:value="0" calcext:value-type="float">
            <text:p>0</text:p>
          </table:table-cell>
          <table:table-cell table:formula="of:=[.Q58]/[.$Q$63]" office:value-type="float" office:value="0" calcext:value-type="float">
            <text:p>0.0000</text:p>
          </table:table-cell>
          <table:table-cell table:formula="of:=[.Q58]+[.S57]" office:value-type="float" office:value="29" calcext:value-type="float">
            <text:p>29</text:p>
          </table:table-cell>
          <table:table-cell table:formula="of:=[.R58]+[.T57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6.191" calcext:value-type="float">
            <text:p>356.19</text:p>
          </table:table-cell>
          <table:table-cell table:formula="of:=[.G59]/[.$G$69]" office:value-type="float" office:value="0.0294040582918403" calcext:value-type="float">
            <text:p>0.0294</text:p>
          </table:table-cell>
          <table:table-cell table:formula="of:=[.G59]+[.I58]" office:value-type="float" office:value="8896.507" calcext:value-type="float">
            <text:p>8,896.51</text:p>
          </table:table-cell>
          <table:table-cell table:formula="of:=[.H59]+[.J58]" office:value-type="float" office:value="0.73441892249317" calcext:value-type="float">
            <text:p>0.734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formula="of:=[.O58]" office:value-type="float" office:value="589.942072846473" calcext:value-type="float">
            <text:p>589.94</text:p>
          </table:table-cell>
          <table:table-cell table:style-name="ce25" office:value-type="string" calcext:value-type="string">
            <text:p>--|</text:p>
          </table:table-cell>
          <table:table-cell table:formula="of:=[.M59]+[.$N$43]" office:value-type="float" office:value="610.484774833122" calcext:value-type="float">
            <text:p>610.48</text:p>
          </table:table-cell>
          <table:table-cell table:formula="of:=([.M59]+[.O59])/2" office:value-type="float" office:value="600.213423839798" calcext:value-type="float">
            <text:p>600.21</text:p>
          </table:table-cell>
          <table:table-cell office:value-type="float" office:value="0" calcext:value-type="float">
            <text:p>0</text:p>
          </table:table-cell>
          <table:table-cell table:formula="of:=[.Q59]/[.$Q$63]" office:value-type="float" office:value="0" calcext:value-type="float">
            <text:p>0.0000</text:p>
          </table:table-cell>
          <table:table-cell table:formula="of:=[.Q59]+[.S58]" office:value-type="float" office:value="29" calcext:value-type="float">
            <text:p>29</text:p>
          </table:table-cell>
          <table:table-cell table:formula="of:=[.R59]+[.T58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7.152" calcext:value-type="float">
            <text:p>357.15</text:p>
          </table:table-cell>
          <table:table-cell table:formula="of:=[.G60]/[.$G$69]" office:value-type="float" office:value="0.0294833901672062" calcext:value-type="float">
            <text:p>0.0295</text:p>
          </table:table-cell>
          <table:table-cell table:formula="of:=[.G60]+[.I59]" office:value-type="float" office:value="9253.659" calcext:value-type="float">
            <text:p>9,253.66</text:p>
          </table:table-cell>
          <table:table-cell table:formula="of:=[.H60]+[.J59]" office:value-type="float" office:value="0.763902312660377" calcext:value-type="float">
            <text:p>0.7639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formula="of:=[.O59]" office:value-type="float" office:value="610.484774833122" calcext:value-type="float">
            <text:p>610.48</text:p>
          </table:table-cell>
          <table:table-cell table:style-name="ce25" office:value-type="string" calcext:value-type="string">
            <text:p>--|</text:p>
          </table:table-cell>
          <table:table-cell table:formula="of:=[.M60]+[.$N$43]" office:value-type="float" office:value="631.027476819772" calcext:value-type="float">
            <text:p>631.03</text:p>
          </table:table-cell>
          <table:table-cell table:formula="of:=([.M60]+[.O60])/2" office:value-type="float" office:value="620.756125826447" calcext:value-type="float">
            <text:p>620.76</text:p>
          </table:table-cell>
          <table:table-cell office:value-type="float" office:value="0" calcext:value-type="float">
            <text:p>0</text:p>
          </table:table-cell>
          <table:table-cell table:formula="of:=[.Q60]/[.$Q$63]" office:value-type="float" office:value="0" calcext:value-type="float">
            <text:p>0.0000</text:p>
          </table:table-cell>
          <table:table-cell table:formula="of:=[.Q60]+[.S59]" office:value-type="float" office:value="29" calcext:value-type="float">
            <text:p>29</text:p>
          </table:table-cell>
          <table:table-cell table:formula="of:=[.R60]+[.T59]" office:value-type="float" office:value="0.966666666666667" calcext:value-type="float">
            <text:p>0.9667</text:p>
          </table:table-cell>
        </table:table-row>
        <table:table-row table:style-name="ro1">
          <table:table-cell table:number-columns-repeated="6"/>
          <table:table-cell office:value-type="float" office:value="359.267" calcext:value-type="float">
            <text:p>359.27</text:p>
          </table:table-cell>
          <table:table-cell table:formula="of:=[.G61]/[.$G$69]" office:value-type="float" office:value="0.0296579863341145" calcext:value-type="float">
            <text:p>0.0297</text:p>
          </table:table-cell>
          <table:table-cell table:formula="of:=[.G61]+[.I60]" office:value-type="float" office:value="9612.926" calcext:value-type="float">
            <text:p>9,612.93</text:p>
          </table:table-cell>
          <table:table-cell table:formula="of:=[.H61]+[.J60]" office:value-type="float" office:value="0.793560298994491" calcext:value-type="float">
            <text:p>0.7936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formula="of:=[.O60]" office:value-type="float" office:value="631.027476819772" calcext:value-type="float">
            <text:p>631.03</text:p>
          </table:table-cell>
          <table:table-cell table:style-name="ce25" office:value-type="string" calcext:value-type="string">
            <text:p>--|</text:p>
          </table:table-cell>
          <table:table-cell table:formula="of:=[.M61]+[.$N$43]" office:value-type="float" office:value="651.570178806422" calcext:value-type="float">
            <text:p>651.57</text:p>
          </table:table-cell>
          <table:table-cell table:formula="of:=([.M61]+[.O61])/2" office:value-type="float" office:value="641.298827813097" calcext:value-type="float">
            <text:p>641.30</text:p>
          </table:table-cell>
          <table:table-cell office:value-type="float" office:value="1" calcext:value-type="float">
            <text:p>1</text:p>
          </table:table-cell>
          <table:table-cell table:formula="of:=[.Q61]/[.$Q$63]" office:value-type="float" office:value="0.0333333333333333" calcext:value-type="float">
            <text:p>0.0333</text:p>
          </table:table-cell>
          <table:table-cell table:formula="of:=[.Q61]+[.S60]" office:value-type="float" office:value="30" calcext:value-type="float">
            <text:p>30</text:p>
          </table:table-cell>
          <table:table-cell table:style-name="ce33" table:formula="of:=[.R61]+[.T60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359.18" calcext:value-type="float">
            <text:p>359.18</text:p>
          </table:table-cell>
          <table:table-cell table:formula="of:=[.G62]/[.$G$69]" office:value-type="float" office:value="0.0296508043641282" calcext:value-type="float">
            <text:p>0.0297</text:p>
          </table:table-cell>
          <table:table-cell table:formula="of:=[.G62]+[.I61]" office:value-type="float" office:value="9972.106" calcext:value-type="float">
            <text:p>9,972.11</text:p>
          </table:table-cell>
          <table:table-cell table:formula="of:=[.H62]+[.J61]" office:value-type="float" office:value="0.823211103358619" calcext:value-type="float">
            <text:p>0.8232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formula="of:=[.O61]" office:value-type="float" office:value="651.570178806422" calcext:value-type="float">
            <text:p>651.57</text:p>
          </table:table-cell>
          <table:table-cell table:style-name="ce25" office:value-type="string" calcext:value-type="string">
            <text:p>--|</text:p>
          </table:table-cell>
          <table:table-cell table:formula="of:=[.M62]+[.$N$43]" office:value-type="float" office:value="672.112880793072" calcext:value-type="float">
            <text:p>672.11</text:p>
          </table:table-cell>
          <table:table-cell table:formula="of:=([.M62]+[.O62])/2" office:value-type="float" office:value="661.841529799747" calcext:value-type="float">
            <text:p>661.84</text:p>
          </table:table-cell>
          <table:table-cell office:value-type="float" office:value="0" calcext:value-type="float">
            <text:p>0</text:p>
          </table:table-cell>
          <table:table-cell table:formula="of:=[.Q62]/[.$Q$63]" office:value-type="float" office:value="0" calcext:value-type="float">
            <text:p>0.0000</text:p>
          </table:table-cell>
          <table:table-cell table:formula="of:=[.Q62]+[.S61]" office:value-type="float" office:value="30" calcext:value-type="float">
            <text:p>30</text:p>
          </table:table-cell>
          <table:table-cell table:style-name="ce33" table:formula="of:=[.R62]+[.T61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358.185" calcext:value-type="float">
            <text:p>358.19</text:p>
          </table:table-cell>
          <table:table-cell table:formula="of:=[.G63]/[.$G$69]" office:value-type="float" office:value="0.0295686657418711" calcext:value-type="float">
            <text:p>0.0296</text:p>
          </table:table-cell>
          <table:table-cell table:formula="of:=[.G63]+[.I62]" office:value-type="float" office:value="10330.291" calcext:value-type="float">
            <text:p>10,330.29</text:p>
          </table:table-cell>
          <table:table-cell table:formula="of:=[.H63]+[.J62]" office:value-type="float" office:value="0.85277976910049" calcext:value-type="float">
            <text:p>0.8528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47:.Q62])" office:value-type="float" office:value="30" calcext:value-type="float">
            <text:p>30</text:p>
          </table:table-cell>
          <table:table-cell table:style-name="ce13" table:formula="of:=SUM([.R47:.R62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 table:number-columns-repeated="6"/>
          <table:table-cell office:value-type="float" office:value="357.628" calcext:value-type="float">
            <text:p>357.63</text:p>
          </table:table-cell>
          <table:table-cell table:formula="of:=[.G64]/[.$G$69]" office:value-type="float" office:value="0.0295226846236829" calcext:value-type="float">
            <text:p>0.0295</text:p>
          </table:table-cell>
          <table:table-cell table:formula="of:=[.G64]+[.I63]" office:value-type="float" office:value="10687.919" calcext:value-type="float">
            <text:p>10,687.92</text:p>
          </table:table-cell>
          <table:table-cell table:formula="of:=[.H64]+[.J63]" office:value-type="float" office:value="0.882302453724173" calcext:value-type="float">
            <text:p>0.882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57.849" calcext:value-type="float">
            <text:p>357.85</text:p>
          </table:table-cell>
          <table:table-cell table:formula="of:=[.G65]/[.$G$69]" office:value-type="float" office:value="0.0295409284784757" calcext:value-type="float">
            <text:p>0.0295</text:p>
          </table:table-cell>
          <table:table-cell table:formula="of:=[.G65]+[.I64]" office:value-type="float" office:value="11045.768" calcext:value-type="float">
            <text:p>11,045.77</text:p>
          </table:table-cell>
          <table:table-cell table:formula="of:=[.H65]+[.J64]" office:value-type="float" office:value="0.911843382202649" calcext:value-type="float">
            <text:p>0.9118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58.153" calcext:value-type="float">
            <text:p>358.15</text:p>
          </table:table-cell>
          <table:table-cell table:formula="of:=[.G66]/[.$G$69]" office:value-type="float" office:value="0.0295660240977382" calcext:value-type="float">
            <text:p>0.0296</text:p>
          </table:table-cell>
          <table:table-cell table:formula="of:=[.G66]+[.I65]" office:value-type="float" office:value="11403.921" calcext:value-type="float">
            <text:p>11,403.92</text:p>
          </table:table-cell>
          <table:table-cell table:formula="of:=[.H66]+[.J65]" office:value-type="float" office:value="0.941409406300387" calcext:value-type="float">
            <text:p>0.9414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55.68" calcext:value-type="float">
            <text:p>355.68</text:p>
          </table:table-cell>
          <table:table-cell table:formula="of:=[.G67]/[.$G$69]" office:value-type="float" office:value="0.0293618745370931" calcext:value-type="float">
            <text:p>0.0294</text:p>
          </table:table-cell>
          <table:table-cell table:formula="of:=[.G67]+[.I66]" office:value-type="float" office:value="11759.601" calcext:value-type="float">
            <text:p>11,759.60</text:p>
          </table:table-cell>
          <table:table-cell table:formula="of:=[.H67]+[.J66]" office:value-type="float" office:value="0.97077128083748" calcext:value-type="float">
            <text:p>0.9708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54.067" calcext:value-type="float">
            <text:p>354.07</text:p>
          </table:table-cell>
          <table:table-cell table:formula="of:=[.G68]/[.$G$69]" office:value-type="float" office:value="0.0292287191625196" calcext:value-type="float">
            <text:p>0.0292</text:p>
          </table:table-cell>
          <table:table-cell table:formula="of:=[.G68]+[.I67]" office:value-type="float" office:value="12113.668" calcext:value-type="float">
            <text:p>12,113.67</text:p>
          </table:table-cell>
          <table:table-cell table:style-name="ce17" table:formula="of:=[.H68]+[.J67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2" table:formula="of:=SUM([.G39:.G68])" office:value-type="float" office:value="12113.668" calcext:value-type="float">
            <text:p>12113.67</text:p>
          </table:table-cell>
          <table:table-cell table:style-name="ce15" table:formula="of:=SUM([.H39:.H68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</table:table>
      <table:named-expressions/>
      <table:database-ranges>
        <table:database-range table:name="__Anonymous_Sheet_DB__0" table:target-range-address="resultados_1GB.A1:resultados_1GB.A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number:number-style style:name="N143">
      <number:number number:decimal-places="5" number:min-decimal-places="5" number:min-integer-digits="1" number:grouping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01T16:13:47.121635300</dc:date>
    <meta:editing-duration>PT2M17S</meta:editing-duration>
    <meta:editing-cycles>2</meta:editing-cycles>
    <meta:generator>LibreOffice/25.2.3.2$Windows_X86_64 LibreOffice_project/bbb074479178df812d175f709636b368952c2ce3</meta:generator>
    <meta:document-statistic meta:table-count="1" meta:cell-count="64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3.005cm" svg:height="14.822cm" xlink:href=".." xlink:type="simple" chart:class="chart:bar" chart:style-name="ch1">
        <chart:title svg:x="9.331cm" svg:y="0.432cm" chart:style-name="ch2">
          <text:p>Histograma Absoluto</text:p>
        </chart:title>
        <chart:subtitle svg:x="10.45cm" svg:y="1.507cm" chart:style-name="ch2">
          <text:p><text:span text:style-name="T1">fread/fwrite</text:span></text:p>
        </chart:subtitle>
        <chart:plot-area chart:style-name="ch3" svg:x="1.471cm" svg:y="2.486cm" svg:width="21.074cm" svg:height="11.0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05cm" svg:y="2.494cm" svg:width="20.44cm" svg:height="10.3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815cm" svg:y="13.841cm" chart:style-name="ch2">
              <text:p><text:span text:style-name="T2">Média de tempo em segundos</text:span></text:p>
            </chart:title>
            <chart:categories table:cell-range-address="resultados_1GB.P12:resultados_1GB.P25"/>
          </chart:axis>
          <chart:axis chart:dimension="y" chart:name="primary-y" chart:style-name="ch5">
            <chart:title svg:x="0.451cm" svg:y="10.137cm" chart:style-name="ch6">
              <text:p><text:span text:style-name="T3">Frequência Simples Absoluto</text:span>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sultados_1GB.Q12:resultados_1GB.Q25" chart:label-cell-address="resultados_1GB.Q10:resultados_1GB.Q10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resultados_1GB.Q10:resultados_1GB.Q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resultados_1GB.P12:resultados_1GB.P25</svg:desc>
                </draw:g>
              </table:table-cell>
              <table:table-cell office:value-type="float" office:value="1">
                <text:p>1</text:p>
                <draw:g>
                  <svg:desc>resultados_1GB.Q12:resultados_1GB.Q25</svg:desc>
                </draw:g>
              </table:table-cell>
            </table:table-row>
            <table:table-row>
              <table:table-cell office:value-type="float" office:value="377.47598891851">
                <text:p>377.475988918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5.47697783702">
                <text:p>405.47697783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.47796675553">
                <text:p>433.47796675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1.47895567404">
                <text:p>461.47895567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.47994459255">
                <text:p>489.47994459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7.480933511061">
                <text:p>517.480933511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5.481922429571">
                <text:p>545.481922429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.482911348081">
                <text:p>573.48291134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.483900266591">
                <text:p>601.483900266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.484889185101">
                <text:p>629.484889185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.485878103611">
                <text:p>657.48587810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.486867022121">
                <text:p>685.48686702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.487855940631">
                <text:p>713.4878559406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2">
      <number:number number:decimal-places="2" number:min-decimal-places="2" number:min-integer-digits="1"/>
    </number:number-style>
    <number:number-style style:name="N140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4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1.693cm" svg:height="14.521cm" xlink:href=".." xlink:type="simple" chart:class="chart:scatter" chart:style-name="ch1">
        <chart:title svg:x="7.512cm" svg:y="0.426cm" chart:style-name="ch2">
          <text:p>Polígono de Frequêcias Relativo</text:p>
        </chart:title>
        <chart:subtitle svg:x="9.794cm" svg:y="1.495cm" chart:style-name="ch2">
          <text:p><text:span text:style-name="T1">fread/fwrite</text:span></text:p>
        </chart:subtitle>
        <chart:plot-area chart:style-name="ch3" svg:x="1.444cm" svg:y="2.468cm" svg:width="19.816cm" svg:height="10.782cm">
          <chart:coordinate-region svg:x="2.747cm" svg:y="2.668cm" svg:width="17.985cm" svg:height="9.935cm"/>
          <chart:axis chart:dimension="x" chart:name="primary-x" chart:style-name="ch4" chartooo:axis-type="auto">
            <chart:title svg:x="9.159cm" svg:y="13.54cm" chart:style-name="ch2">
              <text:p><text:span text:style-name="T2">Média de tempo em segundos</text:span></text:p>
            </chart:title>
            <chart:categories table:cell-range-address="resultados_1GB.P12:resultados_1GB.P25"/>
          </chart:axis>
          <chart:axis chart:dimension="y" chart:name="primary-y" chart:style-name="ch5">
            <chart:title svg:x="0.451cm" svg:y="9.937cm" chart:style-name="ch6">
              <text:p><text:span text:style-name="T2">Frequência Simples Relativo</text:span></text:p>
            </chart:title>
            <chart:grid chart:style-name="ch7" chart:class="major"/>
          </chart:axis>
          <chart:series chart:style-name="ch8" chart:values-cell-range-address="resultados_1GB.R12:resultados_1GB.R25" chart:label-cell-address="resultados_1GB.R10:resultados_1GB.R10" chart:class="chart:scatter">
            <chart:domain table:cell-range-address="resultados_1GB.P12:resultados_1GB.P2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resultados_1GB.R10:resultados_1GB.R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resultados_1GB.P12:resultados_1GB.P25</svg:desc>
                </draw:g>
              </table:table-cell>
              <table:table-cell office:value-type="float" office:value="0.0333333333333333">
                <text:p>0.0333333333333333</text:p>
                <draw:g>
                  <svg:desc>resultados_1GB.R12:resultados_1GB.R25</svg:desc>
                </draw:g>
              </table:table-cell>
            </table:table-row>
            <table:table-row>
              <table:table-cell office:value-type="float" office:value="377.47598891851">
                <text:p>377.4759889185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05.47697783702">
                <text:p>405.4769778370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3.47796675553">
                <text:p>433.4779667555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61.47895567404">
                <text:p>461.47895567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.47994459255">
                <text:p>489.479944592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17.480933511061">
                <text:p>517.4809335110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45.481922429571">
                <text:p>545.48192242957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573.482911348081">
                <text:p>573.48291134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.483900266591">
                <text:p>601.483900266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.484889185101">
                <text:p>629.484889185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.485878103611">
                <text:p>657.48587810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.486867022121">
                <text:p>685.48686702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.487855940631">
                <text:p>713.487855940631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4.043cm" svg:height="14.447cm" xlink:href=".." xlink:type="simple" chart:class="chart:scatter" chart:style-name="ch1">
        <chart:title svg:x="11.35cm" svg:y="0.424cm" chart:style-name="ch2">
          <text:p>Ogiva</text:p>
        </chart:title>
        <chart:subtitle svg:x="10.969cm" svg:y="1.491cm" chart:style-name="ch2">
          <text:p><text:span text:style-name="T1">fread/fwrite</text:span></text:p>
        </chart:subtitle>
        <chart:plot-area chart:style-name="ch3" svg:x="1.491cm" svg:y="2.462cm" svg:width="22.072cm" svg:height="10.716cm">
          <chart:coordinate-region svg:x="2.125cm" svg:y="2.661cm" svg:width="20.91cm" svg:height="9.87cm"/>
          <chart:axis chart:dimension="x" chart:name="primary-x" chart:style-name="ch4">
            <chart:title svg:x="10.652cm" svg:y="13.466cm" chart:style-name="ch2">
              <text:p><text:span text:style-name="T2">Limite Superior de Classe</text:span></text:p>
            </chart:title>
          </chart:axis>
          <chart:axis chart:dimension="y" chart:name="primary-y" chart:style-name="ch5">
            <chart:title svg:x="0.451cm" svg:y="10.172cm" chart:style-name="ch6">
              <text:p><text:span text:style-name="T2">Frequência Absoluta Acumulada</text:span></text:p>
            </chart:title>
            <chart:grid chart:style-name="ch7" chart:class="major"/>
          </chart:axis>
          <chart:series chart:style-name="ch8" chart:values-cell-range-address="resultados_1GB.S11:resultados_1GB.S25" chart:class="chart:scatter">
            <chart:domain table:cell-range-address="resultados_1GB.O11:resultados_1GB.O2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Coluna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ados_1GB.O11:resultados_1GB.O25</svg:desc>
                </draw:g>
              </table:table-cell>
              <table:table-cell office:value-type="float" office:value="0">
                <text:p>0</text:p>
                <draw:g>
                  <svg:desc>resultados_1GB.S11:resultados_1GB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475494459255">
                <text:p>363.475494459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1.476483377765">
                <text:p>391.4764833777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.477472296275">
                <text:p>419.4774722962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7.478461214785">
                <text:p>447.478461214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.479450133295">
                <text:p>475.479450133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3.480439051805">
                <text:p>503.480439051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1.481427970316">
                <text:p>531.4814279703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.482416888826">
                <text:p>559.482416888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.483405807336">
                <text:p>587.483405807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5.484394725846">
                <text:p>615.4843947258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.485383644356">
                <text:p>643.4853836443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.486372562866">
                <text:p>671.4863725628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9.487361481376">
                <text:p>699.4873614813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7.488350399886">
                <text:p>727.48835039988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